
<file path=META-INF/manifest.xml><?xml version="1.0" encoding="utf-8"?>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office:version="1.0">
  <office:scripts/>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Mono" svg:font-family="'Bitstream Vera Sans Mono'" style:font-pitch="fixed"/>
    <style:font-face style:name="Courier" svg:font-family="'Courier'" style:font-pitch="fixed"/>
  </office:font-face-decls>
  <office:automatic-styles>
    <style:style style:name="docgen_page_break" style:family="paragraph" style:parent-style-name="Standard">
      <style:paragraph-properties fo:break-before="page"/>
    </style:style>
    <style:style style:name="GSuper" style:family="text">
      <style:text-properties style:text-position="super 58%"/>
    </style:style>
    <style:style style:name="GRAMPS-preformat" style:family="text">
      <style:text-properties style:font-name="Courier"/>
    </style:style>
    <style:style style:name="FontSize__18__" style:family="text">
      <style:text-properties fo:font-size="18pt" style:font-size-asian="18pt" style:font-size-complex="18pt"/>
    </style:style>
    <style:style style:name="FontFace__Bitstream-Vera-Sans-Mono__" style:family="text">
      <style:text-properties style:font-name="Bitstream Vera Sans Mono" style:font-pitch="variable"/>
    </style:style>
    <style:style style:name="FontColor__e611bf__" style:family="text">
      <style:text-properties fo:color="#e611bf"/>
    </style:style>
    <style:style style:name="FontHighlight__f29103__" style:family="text">
      <style:text-properties fo:background-color="#f29103"/>
    </style:style>
    <style:style style:name="FontSize__13__" style:family="text">
      <style:text-properties fo:font-size="13pt" style:font-size-asian="13pt" style:font-size-complex="13pt"/>
    </style:style>
    <style:style style:name="FontColor__f61a1a__" style:family="text">
      <style:text-properties fo:color="#f61a1a"/>
    </style:style>
    <style:style style:name="FontHighlight__73980c__" style:family="text">
      <style:text-properties fo:background-color="#73980c"/>
    </style:style>
    <style:style style:name="FontSize__12__" style:family="text">
      <style:text-properties fo:font-size="12pt" style:font-size-asian="12pt" style:font-size-complex="12pt"/>
    </style:style>
    <style:style style:name="FontFace__Courier__" style:family="text">
      <style:text-properties style:font-name="Courier" style:font-pitch="variable"/>
    </style:style>
    <style:style style:name="clear" style:family="graphic">
      <style:graphic-properties draw:stroke="none" draw:fill="none" draw:shadow="hidden" style:run-through="foreground" style:vertical-pos="from-top" style:vertical-rel="paragraph" style:horizontal-pos="from-left" style:horizontal-rel="paragraph" draw:wrap-influence-on-position="once-concurrent" style:flow-with-text="false"/>
    </style:style>
    <style:style style:name="NLEndnotes-Source" style:family="paragraph" style:parent-style-name="Endnotes-Source">
      <style:paragraph-properties fo:break-before="page"/>
    </style:style>
    <style:style style:name="XEndnotes-Source" style:family="paragraph">
      <style:paragraph-properties fo:text-align="start" style:font-name="Times New Roman" fo:font-size="12.00pt" style:font-size-asian="12.00pt" fo:color="#000000" fo:text-indent="-0.75cm" fo:margin-right="0.00cm" fo:margin-left="0.75cm" fo:margin-top="0.20cm" fo:margin-bottom="0.00cm"/>
    </style:style>
    <style:style style:name="FEndnotes-Source" style:family="text">
      <style:text-properties fo:text-align="start" style:font-name="Times New Roman" fo:color="#000000" fo:font-size="12.00pt" style:font-size-asian="12.00pt"/>
    </style:style>
    <style:style style:name="NLDDR-ChildList" style:family="paragraph" style:parent-style-name="DDR-ChildList">
      <style:paragraph-properties fo:break-before="page"/>
    </style:style>
    <style:style style:name="XDDR-ChildList" style:family="paragraph">
      <style:paragraph-properties fo:text-align="start" style:font-name="Times New Roman" fo:font-size="10.00pt" style:font-size-asian="10.00pt" fo:color="#000000" fo:text-indent="-0.75cm" fo:margin-right="0.00cm" fo:margin-left="2.25cm" fo:margin-top="0.12cm" fo:margin-bottom="0.12cm"/>
    </style:style>
    <style:style style:name="FDDR-ChildList" style:family="text">
      <style:text-properties fo:text-align="start" style:font-name="Times New Roman" fo:color="#000000" fo:font-size="10.00pt" style:font-size-asian="10.00pt"/>
    </style:style>
    <style:style style:name="NLEndnotes-Source-Notes" style:family="paragraph" style:parent-style-name="Endnotes-Source-Notes">
      <style:paragraph-properties fo:break-before="page"/>
    </style:style>
    <style:style style:name="XEndnotes-Source-Notes" style:family="paragraph">
      <style:paragraph-properties fo:text-align="start" style:font-name="Times New Roman" fo:font-size="12.00pt" style:font-size-asian="12.00pt" fo:color="#000000" fo:text-indent="0.00cm" fo:margin-right="0.00cm" fo:margin-left="0.75cm" fo:margin-top="0.20cm" fo:margin-bottom="0.00cm"/>
    </style:style>
    <style:style style:name="FEndnotes-Source-Notes" style:family="text">
      <style:text-properties fo:text-align="start" style:font-name="Times New Roman" fo:color="#000000" fo:font-size="12.00pt" style:font-size-asian="12.00pt"/>
    </style:style>
    <style:style style:name="NLDDR-Generation" style:family="paragraph" style:parent-style-name="DDR-Generation">
      <style:paragraph-properties fo:break-before="page"/>
    </style:style>
    <style:style style:name="XDDR-Generation" style:family="paragraph">
      <style:paragraph-properties fo:keep-with-next="auto" fo:text-align="start" style:font-name="Arial" fo:font-size="14.00pt" style:font-size-asian="14.00pt" fo:color="#000000" fo:font-style="italic" fo:text-indent="0.00cm" fo:margin-right="0.00cm" fo:margin-left="0.00cm" fo:margin-top="0.25cm" fo:margin-bottom="0.25cm"/>
    </style:style>
    <style:style style:name="FDDR-Generation" style:family="text">
      <style:text-properties fo:text-align="start" style:font-name="Arial" fo:color="#000000" fo:font-style="italic" fo:font-size="14.00pt" style:font-size-asian="14.00pt"/>
    </style:style>
    <style:style style:name="NLDDR-MoreHeader" style:family="paragraph" style:parent-style-name="DDR-MoreHeader">
      <style:paragraph-properties fo:break-before="page"/>
    </style:style>
    <style:style style:name="XDDR-MoreHeader" style:family="paragraph">
      <style:paragraph-properties fo:text-align="start" style:font-name="Arial" fo:font-size="10.00pt" style:font-size-asian="10.00pt" fo:color="#000000" fo:font-weight="bold" fo:text-indent="0.00cm" fo:margin-right="0.00cm" fo:margin-left="1.50cm" fo:margin-top="0.25cm" fo:margin-bottom="0.25cm"/>
    </style:style>
    <style:style style:name="FDDR-MoreHeader" style:family="text">
      <style:text-properties fo:text-align="start" style:font-name="Arial" fo:color="#000000" fo:font-weight="bold" fo:font-size="10.00pt" style:font-size-asian="10.00pt"/>
    </style:style>
    <style:style style:name="NLEndnotes-Header" style:family="paragraph" style:parent-style-name="Endnotes-Header">
      <style:paragraph-properties fo:break-before="page"/>
    </style:style>
    <style:style style:name="XEndnotes-Header" style:family="paragraph">
      <style:paragraph-properties fo:keep-with-next="auto" fo:text-align="start" style:font-name="Arial" fo:font-size="14.00pt" style:font-size-asian="14.00pt" fo:color="#000000" fo:font-style="italic" fo:text-indent="0.00cm" fo:margin-right="0.00cm" fo:margin-left="0.00cm" fo:margin-top="0.20cm" fo:margin-bottom="0.20cm"/>
    </style:style>
    <style:style style:name="FEndnotes-Header" style:family="text">
      <style:text-properties fo:text-align="start" style:font-name="Arial" fo:color="#000000" fo:font-style="italic" fo:font-size="14.00pt" style:font-size-asian="14.00pt"/>
    </style:style>
    <style:style style:name="NLEndnotes-Ref-Notes" style:family="paragraph" style:parent-style-name="Endnotes-Ref-Notes">
      <style:paragraph-properties fo:break-before="page"/>
    </style:style>
    <style:style style:name="XEndnotes-Ref-Notes" style:family="paragraph">
      <style:paragraph-properties fo:text-align="start" style:font-name="Times New Roman" fo:font-size="12.00pt" style:font-size-asian="12.00pt" fo:color="#000000" fo:text-indent="0.00cm" fo:margin-right="0.00cm" fo:margin-left="1.90cm" fo:margin-top="0.20cm" fo:margin-bottom="0.00cm"/>
    </style:style>
    <style:style style:name="FEndnotes-Ref-Notes" style:family="text">
      <style:text-properties fo:text-align="start" style:font-name="Times New Roman" fo:color="#000000" fo:font-size="12.00pt" style:font-size-asian="12.00pt"/>
    </style:style>
    <style:style style:name="NLDDR-MoreDetails" style:family="paragraph" style:parent-style-name="DDR-MoreDetails">
      <style:paragraph-properties fo:break-before="page"/>
    </style:style>
    <style:style style:name="XDDR-MoreDetails" style:family="paragraph">
      <style:paragraph-properties fo:text-align="start" style:font-name="Times New Roman" fo:font-size="10.00pt" style:font-size-asian="10.00pt" fo:color="#000000" fo:text-indent="0.00cm" fo:margin-right="0.00cm" fo:margin-left="1.50cm" fo:margin-top="0.25cm" fo:margin-bottom="0.25cm"/>
    </style:style>
    <style:style style:name="FDDR-MoreDetails" style:family="text">
      <style:text-properties fo:text-align="start" style:font-name="Times New Roman" fo:color="#000000" fo:font-size="10.00pt" style:font-size-asian="10.00pt"/>
    </style:style>
    <style:style style:name="NLDDR-Title" style:family="paragraph" style:parent-style-name="DDR-Title">
      <style:paragraph-properties fo:break-before="page"/>
    </style:style>
    <style:style style:name="XDDR-Title" style:family="paragraph">
      <style:paragraph-properties fo:keep-with-next="auto" fo:text-align="center" style:justify-single-word="false" style:font-name="Arial" fo:font-size="16.00pt" style:font-size-asian="16.00pt" fo:color="#000000" fo:font-weight="bold" fo:text-indent="0.00cm" fo:margin-right="0.00cm" fo:margin-left="0.00cm" fo:margin-top="0.25cm" fo:margin-bottom="0.25cm"/>
    </style:style>
    <style:style style:name="FDDR-Title" style:family="text">
      <style:text-properties fo:text-align="center" style:justify-single-word="false" style:font-name="Arial" fo:color="#000000" fo:font-weight="bold" fo:font-size="16.00pt" style:font-size-asian="16.00pt"/>
    </style:style>
    <style:style style:name="NLDDR-NoteHeader" style:family="paragraph" style:parent-style-name="DDR-NoteHeader">
      <style:paragraph-properties fo:break-before="page"/>
    </style:style>
    <style:style style:name="XDDR-NoteHeader" style:family="paragraph">
      <style:paragraph-properties fo:text-align="start" style:font-name="Arial" fo:font-size="10.00pt" style:font-size-asian="10.00pt" fo:color="#000000" fo:font-weight="bold" fo:text-indent="0.00cm" fo:margin-right="0.00cm" fo:margin-left="1.50cm" fo:margin-top="0.25cm" fo:margin-bottom="0.25cm"/>
    </style:style>
    <style:style style:name="FDDR-NoteHeader" style:family="text">
      <style:text-properties fo:text-align="start" style:font-name="Arial" fo:color="#000000" fo:font-weight="bold" fo:font-size="10.00pt" style:font-size-asian="10.00pt"/>
    </style:style>
    <style:style style:name="NLDDR-First-Entry" style:family="paragraph" style:parent-style-name="DDR-First-Entry">
      <style:paragraph-properties fo:break-before="page"/>
    </style:style>
    <style:style style:name="XDDR-First-Entry" style:family="paragraph">
      <style:paragraph-properties fo:text-align="start" style:font-name="Times New Roman" fo:font-size="12.00pt" style:font-size-asian="12.00pt" fo:color="#000000" fo:text-indent="-1.50cm" fo:margin-right="0.00cm" fo:margin-left="1.50cm" fo:margin-top="0.25cm" fo:margin-bottom="0.25cm"/>
    </style:style>
    <style:style style:name="FDDR-First-Entry" style:family="text">
      <style:text-properties fo:text-align="start" style:font-name="Times New Roman" fo:color="#000000" fo:font-size="12.00pt" style:font-size-asian="12.00pt"/>
    </style:style>
    <style:style style:name="NLDDR-ChildTitle" style:family="paragraph" style:parent-style-name="DDR-ChildTitle">
      <style:paragraph-properties fo:break-before="page"/>
    </style:style>
    <style:style style:name="XDDR-ChildTitle" style:family="paragraph">
      <style:paragraph-properties fo:text-align="start" style:font-name="Arial" fo:font-size="10.00pt" style:font-size-asian="10.00pt" fo:color="#000000" fo:font-weight="bold" fo:text-indent="0.00cm" fo:margin-right="0.00cm" fo:margin-left="1.50cm" fo:margin-top="0.25cm" fo:margin-bottom="0.25cm"/>
    </style:style>
    <style:style style:name="FDDR-ChildTitle" style:family="text">
      <style:text-properties fo:text-align="start" style:font-name="Arial" fo:color="#000000" fo:font-weight="bold" fo:font-size="10.00pt" style:font-size-asian="10.00pt"/>
    </style:style>
    <style:style style:name="NLDDR-Entry" style:family="paragraph" style:parent-style-name="DDR-Entry">
      <style:paragraph-properties fo:break-before="page"/>
    </style:style>
    <style:style style:name="XDDR-Entry" style:family="paragraph">
      <style:paragraph-properties fo:text-align="start" style:font-name="Times New Roman" fo:font-size="12.00pt" style:font-size-asian="12.00pt" fo:color="#000000" fo:text-indent="0.00cm" fo:margin-right="0.00cm" fo:margin-left="1.50cm" fo:margin-top="0.25cm" fo:margin-bottom="0.25cm"/>
    </style:style>
    <style:style style:name="FDDR-Entry" style:family="text">
      <style:text-properties fo:text-align="start" style:font-name="Times New Roman" fo:color="#000000" fo:font-size="12.00pt" style:font-size-asian="12.00pt"/>
    </style:style>
    <style:style style:name="NLEndnotes-Ref" style:family="paragraph" style:parent-style-name="Endnotes-Ref">
      <style:paragraph-properties fo:break-before="page"/>
    </style:style>
    <style:style style:name="XEndnotes-Ref" style:family="paragraph">
      <style:paragraph-properties fo:text-align="start" style:font-name="Times New Roman" fo:font-size="12.00pt" style:font-size-asian="12.00pt" fo:color="#000000" fo:text-indent="-0.90cm" fo:margin-right="0.00cm" fo:margin-left="1.90cm" fo:margin-top="0.20cm" fo:margin-bottom="0.00cm"/>
    </style:style>
    <style:style style:name="FEndnotes-Ref" style:family="text">
      <style:text-properties fo:text-align="start" style:font-name="Times New Roman" fo:color="#000000" fo:font-size="12.00pt" style:font-size-asian="12.00pt"/>
    </style:style>
    <style:style style:name="Tbold" style:family="text">
      <style:text-properties fo:font-weight="bold"/>
    </style:style>
    <style:style style:name="Titalic" style:family="text">
      <style:text-properties fo:font-style="italic"/>
    </style:style>
    <style:style style:name="Tunderline" style:family="text">
      <style:text-properties style:text-underline-style="solid" style:text-underline-width="auto" style:text-underline-color="font-color"/>
    </style:style>
    <style:style style:name="Left" style:family="graphic" style:parent-style-name="photo">
      <style:graphic-properties style:run-through="foreground" style:wrap="dynamic" style:number-wrapped-paragraphs="no-limit" style:wrap-contour="false" style:vertical-pos="from-top" style:vertical-rel="paragraph-content" style:horizontal-pos="left" style:horizontal-rel="paragraph-content" style:mirror="none" fo:clip="rect(0cm 0cm 0cm 0cm)" draw:luminance="0%" draw:contrast="0" draw:red="0%" draw:green="0%" draw:blue="0%" draw:gamma="1" draw:color-inversion="false" draw:transparency="-100%" draw:color-mode="standard"/>
    </style:style>
    <style:style style:name="Right" style:family="graphic" style:parent-style-name="photo">
      <style:graphic-properties style:run-through="foreground" style:wrap="dynamic" style:number-wrapped-paragraphs="no-limit" style:wrap-contour="false" style:vertical-pos="from-top" style:vertical-rel="paragraph-content" style:horizontal-pos="right" style:horizontal-rel="paragraph-content" style:mirror="none" fo:clip="rect(0cm 0cm 0cm 0cm)" draw:luminance="0%" draw:contrast="0" draw:red="0%" draw:green="0%" draw:blue="0%" draw:gamma="1" draw:color-inversion="false" draw:transparency="-100%" draw:color-mode="standard"/>
    </style:style>
    <style:style style:name="Single" style:family="graphic" style:parent-style-name="Graphics">
      <style:graphic-properties style:vertical-pos="from-top" style:mirror="none" fo:clip="rect(0cm 0cm 0cm 0cm)" draw:luminance="0%" draw:contrast="0" draw:red="0%" draw:green="0%" draw:blue="0%" draw:gamma="1" draw:color-inversion="false" draw:transparency="-100%" draw:color-mode="standard"/>
    </style:style>
    <style:style style:name="Row"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 draw:color-inversion="false" draw:transparency="-100%" draw:color-mode="standard"/>
    </style:style>
  </office:automatic-styles>
  <office:body>
    <office:text>
      <office:forms form:automatic-focus="false" form:apply-design-mode="false"/>
      <text:h text:style-name="DDR-Title" text:outline-level="1"><text:toc-mark text:string-value="Descendant Report for Garner von Zieliński, Lewis Anderson Sr" text:outline-level="1"/>Descendant Report for Garner von Zieliński, Lewis Anderson Sr</text:h>
      <text:h text:style-name="DDR-Generation" text:outline-level="2"><text:toc-mark text:string-value="Generation 1" text:outline-level="2"/>Generation 1</text:h>
      <text:p text:style-name="DDR-First-Entry">1.<text:tab/><text:span text:style-name="Tbold"><text:alphabetical-index-mark text:string-value="Garner von Zieliński, Lewis Anderson Sr (1855-06-21 - 1911-06-28)"/>Garner von Zieliński, Lewis Anderson Sr. </text:span></text:p>
      <text:p text:style-name="DDR-Entry">Lewis Anderson was born on 1855-06-21 in Great Falls, MT, USA.  He died on 1911-06-28 in Twin Falls, Twin Falls, ID, USA at the age of 56 years, 7 days.  He was buried on 1911-07-01 in Twin Falls, Twin Falls, ID, USA. He was the son of Garner, Robert W. and Zieliński, Phoebe Emily. <text:alphabetical-index-mark text:string-value="Garner, Robert W. (1826/7-04-24 (Julien) - 1916-02-03)"/><text:alphabetical-index-mark text:string-value="Zieliński, Phoebe Emily (1827-04-12 - 1882-03-07)"/><text:alphabetical-index-mark text:string-value="Martel, Luella Jacques (1852-01-23 - 1921-04-28)"/>He married Martel, Luella Jacques on 1875-04-01 in Paragould, Greene, AR, USA. </text:p>
      <text:p text:style-name="DDR-NoteHeader">Notes for Garner von Zieliński, Lewis Anderson Sr</text:p>
      <text:p text:style-name="DDR-Entry">We have committed to synergistically disseminate resource-leveling methods of empowerment to set us apart from the competition. We envision to globally integrate inexpensive paradigms and professionally engineer timely technology while promoting personal employee growth. Our mission is to assertively build world-class methods of empowerment so that we may professionally promote parallel services to set us apart from the competition. It's our responsibility to dramatically maintain value-added services as well as to professionally simplify principle-centered technology for 100% customer satisfaction.</text:p>
      <text:p text:style-name="DDR-Entry">Thanks to the Mission Statement Generator from http://www.dilbert.com.</text:p>
      <text:p text:style-name="DDR-Entry">This is a note <text:span text:style-name="FontSize__18__"/><text:span text:style-name="FontFace__Bitstream-Vera-Sans-Mono__"><text:span text:style-name="FontSize__18__">showing a lot of differen</text:span></text:span><text:span text:style-name="FontSize__18__"/>t markup that mixes with each other making it a good stress test for markup notes.<text:line-break/>This is a note showing a lot of different markup that mixes with each other making it a good stress<text:span text:style-name="FontColor__e611bf__"> test for markup notes.</text:span></text:p>
      <text:p text:style-name="DDR-Entry"><text:span text:style-name="FontColor__e611bf__">This is</text:span><text:span text:style-name="FontHighlight__f29103__"><text:span text:style-name="FontColor__e611bf__"> a no</text:span></text:span><text:span text:style-name="FontHighlight__f29103__">te showing</text:span> a lot of different markup that mixes with each other making it a good stress test for markup notes.</text:p>
      <text:p text:style-name="DDR-Entry">This<text:s/>is<text:s/>a<text:s/><text:span text:style-name="FontSize__13__">preformatted</text:span><text:s/>note<text:s/>showing<text:s/>a<text:s/>lot<text:s/>of<text:s/>differe<text:span text:style-name="FontSize__13__"/><text:span text:style-name="FontFace__Bitstream-Vera-Sans-Mono__"><text:span text:style-name="FontSize__13__">nt<text:s/>markup<text:s/>that<text:s/>mixes<text:s/>with<text:s/>e</text:span></text:span><text:span text:style-name="FontSize__13__"/>ach<text:s/>other<text:s/>making<text:s/>it<text:s/>a<text:s/>good<text:s/>stress<text:s/>test<text:s/>for<text:s/>markup<text:s/>notes.<text:line-break/><text:s/><text:s/><text:s/><text:s/><text:s/><text:s/><text:s/><text:s/><text:s/><text:s/><text:s/><text:s/><text:s/><text:s/><text:s/><text:s/><text:s/><text:s/>This<text:s/>is<text:s/>a<text:s/>note<text:span text:style-name="FontColor__f61a1a__"><text:s/></text:span><text:span text:style-name="FontHighlight__73980c__"><text:span text:style-name="FontColor__f61a1a__">showing<text:s/>a<text:s/>lot<text:s/>o</text:span></text:span><text:span text:style-name="FontHighlight__73980c__">f</text:span><text:s/>different<text:s/>markup<text:s/>that<text:s/>mixes<text:s/>with<text:s/>each<text:s/>other<text:s/>making<text:s/>it<text:s/>a<text:s/>good<text:s/>stress<text:s/>test<text:s/>for<text:s/>markup<text:s/>notes.</text:p>
      <text:p text:style-name="DDR-Entry">This<text:s/>is<text:s/><text:line-break/><text:s/><text:s/><text:s/><text:s/><text:s/><text:s/><text:s/><text:s/>a<text:s/>note<text:s/>showing<text:s/><text:line-break/><text:s/><text:s/><text:s/><text:s/><text:s/><text:s/><text:s/><text:s/><text:s/><text:s/><text:s/><text:s/><text:s/><text:s/><text:s/><text:s/><text:s/><text:s/><text:s/><text:s/><text:s/><text:s/><text:s/><text:s/><text:s/><text:s/><text:s/><text:s/><text:s/>a<text:s/>lot<text:s/>of<text:s/>different<text:s/>markup<text:s/><text:line-break/><text:s/><text:s/><text:s/><text:s/><text:s/><text:s/><text:s/><text:s/><text:s/><text:s/><text:s/><text:s/><text:s/><text:s/><text:s/><text:s/><text:s/><text:s/><text:s/><text:s/><text:s/><text:s/><text:s/><text:s/><text:s/><text:s/><text:s/><text:s/><text:s/><text:s/><text:s/><text:s/><text:s/><text:s/><text:s/><text:s/><text:s/><text:s/>that<text:s/>mixes<text:s/>with<text:s/>each<text:s/><text:line-break/>other<text:s/>making<text:s/>it<text:s/>a<text:s/>good<text:s/>stress<text:s/>test<text:s/>for<text:s/>markup<text:s/>notes.</text:p>
      <text:p text:style-name="DDR-Entry"><text:span text:style-name="FontFace__Bitstream-Vera-Sans-Mono__"><text:s/><text:s/><text:s/>test<text:s/><text:s/>|<text:s/><text:s/><text:s/><text:s/>val1<text:s/><text:s/>|<text:s/><text:s/><text:s/><text:s/><text:s/>val2</text:span><text:line-break/><text:span text:style-name="FontFace__Bitstream-Vera-Sans-Mono__"><text:s/><text:s/>------------------------------</text:span><text:line-break/><text:span text:style-name="FontFace__Bitstream-Vera-Sans-Mono__"><text:s/><text:s/><text:s/><text:s/>me<text:s/><text:s/><text:s/>|<text:s/><text:s/><text:s/>blue<text:s/><text:s/><text:s/>|<text:s/><text:s/><text:s/><text:s/>red</text:span></text:p>
      <text:p text:style-name="DDR-Entry"><text:span text:style-name="FontSize__12__"/><text:span text:style-name="FontFace__Courier__"><text:span text:style-name="FontSize__12__">This<text:s/>source<text:s/>has<text:s/>all<text:s/>possible<text:s/>references<text:s/>pointing<text:s/>to<text:s/>it.<text:s/>The<text:s/>references<text:s/>are<text:s/>as<text:s/>follows:</text:span></text:span></text:p>
      <text:p text:style-name="DDR-Entry"><text:span text:style-name="FontFace__Courier__"><text:span text:style-name="FontSize__12__">This<text:s/>note<text:s/>appears<text:s/>as<text:s/>a<text:s/>note<text:s/>to<text:s/>the<text:s/>source<text:s/>and<text:s/>also<text:s/>as<text:s/>a<text:s/>note<text:s/>for<text:s/>the<text:s/>person.</text:span></text:span></text:p>
      <text:p text:style-name="DDR-Entry"><text:span text:style-name="FontFace__Courier__"><text:span text:style-name="FontSize__12__">page<text:s/>01<text:s/><text:s/>Person</text:span></text:span><text:line-break/><text:span text:style-name="FontFace__Courier__"><text:span text:style-name="FontSize__12__">page<text:s/>02<text:s/><text:s/><text:s/><text:s/>Name</text:span></text:span><text:line-break/><text:span text:style-name="FontFace__Courier__"><text:span text:style-name="FontSize__12__">page<text:s/>03<text:s/><text:s/><text:s/><text:s/>Address</text:span></text:span><text:line-break/><text:span text:style-name="FontFace__Courier__"><text:span text:style-name="FontSize__12__">page<text:s/>04<text:s/><text:s/><text:s/><text:s/>Attribute</text:span></text:span><text:line-break/><text:span text:style-name="FontFace__Courier__"><text:span text:style-name="FontSize__12__">page<text:s/>05<text:s/><text:s/><text:s/><text:s/>PersonRef</text:span></text:span><text:line-break/><text:span text:style-name="FontFace__Courier__"><text:span text:style-name="FontSize__12__">page<text:s/>06<text:s/><text:s/><text:s/><text:s/>MediaRef</text:span></text:span><text:line-break/><text:span text:style-name="FontFace__Courier__"><text:span text:style-name="FontSize__12__">page<text:s/>07<text:s/><text:s/><text:s/><text:s/><text:s/><text:s/>Attribute</text:span></text:span><text:line-break/><text:span text:style-name="FontFace__Courier__"><text:span text:style-name="FontSize__12__">page<text:s/>08<text:s/><text:s/><text:s/><text:s/>LdsOrd</text:span></text:span><text:line-break/><text:span text:style-name="FontFace__Courier__"><text:span text:style-name="FontSize__12__">page<text:s/>09<text:s/><text:s/><text:s/><text:s/>EventRef:Attribute<text:s/></text:span></text:span><text:line-break/><text:span text:style-name="FontFace__Courier__"><text:span text:style-name="FontSize__12__">page<text:s/>10<text:s/><text:s/>Family</text:span></text:span><text:line-break/><text:span text:style-name="FontFace__Courier__"><text:span text:style-name="FontSize__12__">page<text:s/>11<text:s/><text:s/><text:s/><text:s/>Attribute</text:span></text:span><text:line-break/><text:span text:style-name="FontFace__Courier__"><text:span text:style-name="FontSize__12__">page<text:s/>12<text:s/><text:s/><text:s/><text:s/>ChildRef</text:span></text:span><text:line-break/><text:span text:style-name="FontFace__Courier__"><text:span text:style-name="FontSize__12__">page<text:s/>13<text:s/><text:s/><text:s/><text:s/>MediaRef</text:span></text:span><text:line-break/><text:span text:style-name="FontFace__Courier__"><text:span text:style-name="FontSize__12__">page<text:s/>14<text:s/><text:s/><text:s/><text:s/><text:s/><text:s/>Attribute</text:span></text:span><text:line-break/><text:span text:style-name="FontFace__Courier__"><text:span text:style-name="FontSize__12__">page<text:s/>15<text:s/><text:s/><text:s/><text:s/>LdsOrd</text:span></text:span><text:line-break/><text:span text:style-name="FontFace__Courier__"><text:span text:style-name="FontSize__12__">page<text:s/>16<text:s/><text:s/><text:s/><text:s/>EventRef:Attribute</text:span></text:span><text:line-break/><text:span text:style-name="FontFace__Courier__"><text:span text:style-name="FontSize__12__">page<text:s/>17<text:s/><text:s/>Event</text:span></text:span><text:line-break/><text:span text:style-name="FontFace__Courier__"><text:span text:style-name="FontSize__12__">page<text:s/>18<text:s/><text:s/><text:s/><text:s/>Attribute</text:span></text:span><text:line-break/><text:span text:style-name="FontFace__Courier__"><text:span text:style-name="FontSize__12__">page<text:s/>19<text:s/><text:s/><text:s/><text:s/>MediaRef</text:span></text:span><text:line-break/><text:span text:style-name="FontFace__Courier__"><text:span text:style-name="FontSize__12__">page<text:s/>20<text:s/><text:s/><text:s/><text:s/><text:s/><text:s/>Attribute</text:span></text:span><text:line-break/><text:span text:style-name="FontFace__Courier__"><text:span text:style-name="FontSize__12__">page<text:s/>21<text:s/><text:s/>MediaObject</text:span></text:span><text:line-break/><text:span text:style-name="FontFace__Courier__"><text:span text:style-name="FontSize__12__">page<text:s/>22<text:s/><text:s/><text:s/><text:s/>Attribute</text:span></text:span><text:line-break/><text:span text:style-name="FontFace__Courier__"><text:span text:style-name="FontSize__12__">page<text:s/>23<text:s/><text:s/>Place</text:span></text:span><text:line-break/><text:span text:style-name="FontFace__Courier__"><text:span text:style-name="FontSize__12__">page<text:s/>24<text:s/><text:s/><text:s/><text:s/>MediaRef</text:span></text:span><text:line-break/><text:span text:style-name="FontFace__Courier__"><text:span text:style-name="FontSize__12__">page<text:s/>25<text:s/><text:s/><text:s/><text:s/><text:s/><text:s/>Attribute</text:span></text:span><text:line-break/><text:span text:style-name="FontFace__Courier__"><text:span text:style-name="FontSize__12__">page<text:s/>26<text:s/><text:s/>Repository:Address</text:span></text:span><text:span text:style-name="FontSize__12__"/></text:p>
      <text:p text:style-name="DDR-ChildTitle">Children of Martel, Luella Jacques and Garner von Zieliński, Lewis Anderson Sr</text:p>
      <text:p text:style-name="DDR-ChildList">+ 11 i.<text:tab/><text:alphabetical-index-mark text:string-value="Garner, Eugene Stanley (1895-12-01 - 1984-03-01)"/>Garner, Eugene Stanley. Eugene Stanley was born on 1895-12-01 in Portsmouth, OH, USA.  He died on 1984-03-01 in Twin Falls, Twin Falls, ID, USA.  </text:p>
      <text:p text:style-name="DDR-ChildList">+ 12 ii.<text:tab/><text:alphabetical-index-mark text:string-value="Garner, Jesse V. (1876-06-18 - 1929-01-21)"/>Garner, Jesse V.. Jesse V. was born on 1876-06-18 in Paragould, Greene, AR, USA.  He died on 1929-01-21 in Cedar City, UT, USA.  </text:p>
      <text:p text:style-name="DDR-ChildList"> 13 iii.<text:tab/><text:alphabetical-index-mark text:string-value="Garner, Raymond E. (1878-09-16 - 1921-05-02)"/>Garner, Raymond E.. Raymond E. was born on 1878-09-16 in Paragould, Greene, AR, USA.  He died on 1921-05-02 in Astoria, OR, USA.  </text:p>
      <text:p text:style-name="DDR-ChildList">+ 14 iv.<text:tab/><text:alphabetical-index-mark text:string-value="Garner, Jennie S. (1880-09-11 - 1964-06-20)"/>Garner, Jennie S.. Jennie S. was born on 1880-09-11 in Paragould, Greene, AR, USA.  She died on 1964-06-20 in Columbus, Bartholomew, IN, USA.  </text:p>
      <text:p text:style-name="DDR-ChildList">+ 15 v.<text:tab/><text:alphabetical-index-mark text:string-value="Garner, Walter E. (1882-02-17 - 1946-10-23)"/>Garner, Walter E.. Walter E. was born on 1882-02-17 in Paragould, Greene, AR, USA.  He died on 1946-10-23 in Battle Creek, MI, USA.  </text:p>
      <text:p text:style-name="DDR-ChildList"> 16 vi.<text:tab/><text:alphabetical-index-mark text:string-value="Garner, Daniel Webster (1883-09-30 - 1936-03-02)"/>Garner, Daniel Webster. Daniel Webster was born on 1883-09-30 in Hood River, OR, USA.  He died on 1936-03-02 in Gary, Lake, IN, USA.  </text:p>
      <text:p text:style-name="DDR-ChildList">+ 17 vii.<text:tab/><text:alphabetical-index-mark text:string-value="Garner, Bertha P. (1888-03-13 - 1918-04-05)"/>Garner, Bertha P.. Bertha P. was born on 1888-03-13 in Hagerstown, MD, USA.  She died on 1918-04-05 in Columbus, Bartholomew, IN, USA.  </text:p>
      <text:p text:style-name="DDR-ChildList"> 18 viii.<text:tab/><text:alphabetical-index-mark text:string-value="Garner, Elizabeth (1883 -  )"/>Garner, Elizabeth. Elizabeth was born in 1883.  She was buried in Hays, Ellis, KS, USA. </text:p>
      <text:p text:style-name="DDR-NoteHeader">Notes for Martel, Luella Jacques and Garner von Zieliński, Lewis Anderson Sr:</text:p>
      <text:p text:style-name="DDR-Entry">GRAMPS aid to look for its tree to him of family.  It allows that you store data of genealogische to draw for above and investigating.  GRAMPS tries to make all the general capacities available of other programs of genealogischer more importantly but, to put an additional capacity of integration at your service not generally for these programs.  This one is the capacity to directly incorporate all the possible pieces of the information in Gramps and the cases of the data cambiar/manipulateany/all in the whole data base (in any order or order) around the user to support, if it makes the investigation, analysis and interrelation with the potential of the distances of the relation that fill.</text:p>
      <text:p text:style-name="DDR-Entry">This is a paragraph from the gramps-project.org page that was translated by Google's Language Tools to German, back to English, then to Spanish, and once again back to English.</text:p>
      <text:h text:style-name="DDR-Generation" text:outline-level="2"><text:toc-mark text:string-value="Generation 2" text:outline-level="2"/>Generation 2</text:h>
      <text:p text:style-name="DDR-First-Entry">11.<text:tab/><text:span text:style-name="Tbold"><text:alphabetical-index-mark text:string-value="Garner, Eugene Stanley (1895-12-01 - 1984-03-01)"/>Garner, Eugene Stanley. </text:span></text:p>
      <text:p text:style-name="DDR-Entry">Eugene Stanley was born on 1895-12-01 in Portsmouth, OH, USA.  He died on 1984-03-01 in Twin Falls, Twin Falls, ID, USA at the age of 88 years, 3 months.  He was buried on 1984-03-03 in Twin Falls, Twin Falls, ID, USA. He was the son of Garner von Zieliński, Lewis Anderson Sr and Martel, Luella Jacques. <text:alphabetical-index-mark text:string-value="Garner von Zieliński, Lewis Anderson Sr (1855-06-21 - 1911-06-28)"/><text:alphabetical-index-mark text:string-value="Martel, Luella Jacques (1852-01-23 - 1921-04-28)"/><text:alphabetical-index-mark text:string-value="Reed, Frances Lucille (Babe) (1902-07-08 - 1988-08-09)"/>He married Reed, Frances Lucille (Babe) on 1921-01-03 in Edison, NJ, USA. </text:p>
      <text:p text:style-name="DDR-ChildTitle">Children of Reed, Frances Lucille (Babe) and Garner, Eugene Stanley</text:p>
      <text:p text:style-name="DDR-ChildList">+ 111 i.<text:tab/><text:alphabetical-index-mark text:string-value="Garner, Howard Lane (1928-07-09 -  )"/>Garner, Howard Lane. Howard Lane was born on 1928-07-09 in LaGrange, GA, USA.  </text:p>
      <text:p text:style-name="DDR-ChildList">+ 112 ii.<text:tab/><text:alphabetical-index-mark text:string-value="Garner, Eugene Stanley, Jr. ( -  )"/>Garner, Eugene Stanley, Jr.. Eugene Stanley, Jr. was born in Vernon, Wilbarger, TX, USA.  </text:p>
      <text:p text:style-name="DDR-ChildList"> 113 iii.<text:tab/><text:alphabetical-index-mark text:string-value="Garner, John Roger (1925-10-29 -  )"/>Garner, John Roger. John Roger was born on 1925-10-29 in Lafayette, Tippecanoe, IN, USA.  </text:p>
      <text:p text:style-name="DDR-First-Entry">12.<text:tab/><text:span text:style-name="Tbold"><text:alphabetical-index-mark text:string-value="Garner, Jesse V. (1876-06-18 - 1929-01-21)"/>Garner, Jesse V. </text:span></text:p>
      <text:p text:style-name="DDR-Entry">Jesse V. was born on 1876-06-18 in Paragould, Greene, AR, USA.  He died on 1929-01-21 in Cedar City, UT, USA at the age of 52 years, 7 months.  He was buried in 1929 in Sterling, Whiteside, IL, USA. He was the son of Garner von Zieliński, Lewis Anderson Sr and Martel, Luella Jacques. <text:alphabetical-index-mark text:string-value="Garner von Zieliński, Lewis Anderson Sr (1855-06-21 - 1911-06-28)"/><text:alphabetical-index-mark text:string-value="Martel, Luella Jacques (1852-01-23 - 1921-04-28)"/><text:alphabetical-index-mark text:string-value="Taylor, Viola"/>He married Taylor, Viola. </text:p>
      <text:p text:style-name="DDR-ChildTitle">Children of Taylor, Viola and Garner, Jesse V.</text:p>
      <text:p text:style-name="DDR-ChildList"> 121 i.<text:tab/><text:alphabetical-index-mark text:string-value="Garner, Marie"/>Garner, Marie. </text:p>
      <text:p text:style-name="DDR-ChildList"> 122 ii.<text:tab/><text:alphabetical-index-mark text:string-value="Garner, Victor"/>Garner, Victor. </text:p>
      <text:p text:style-name="DDR-First-Entry">13.<text:tab/><text:span text:style-name="Tbold"><text:alphabetical-index-mark text:string-value="Garner, Raymond E. (1878-09-16 - 1921-05-02)"/>Garner, Raymond E. </text:span></text:p>
      <text:p text:style-name="DDR-Entry">Raymond E. was born on 1878-09-16 in Paragould, Greene, AR, USA.  He died on 1921-05-02 in Astoria, OR, USA at the age of 42 years, 7 months.  He was the son of Garner von Zieliński, Lewis Anderson Sr and Martel, Luella Jacques. <text:alphabetical-index-mark text:string-value="Garner von Zieliński, Lewis Anderson Sr (1855-06-21 - 1911-06-28)"/><text:alphabetical-index-mark text:string-value="Martel, Luella Jacques (1852-01-23 - 1921-04-28)"/></text:p>
      <text:p text:style-name="DDR-First-Entry">14.<text:tab/><text:span text:style-name="Tbold"><text:alphabetical-index-mark text:string-value="Garner, Jennie S. (1880-09-11 - 1964-06-20)"/>Garner, Jennie S. </text:span></text:p>
      <text:p text:style-name="DDR-Entry">Jennie S. was born on 1880-09-11 in Paragould, Greene, AR, USA.  She died on 1964-06-20 in Columbus, Bartholomew, IN, USA at the age of 83 years, 9 months.  She was buried in 1964-06-00 in Sterling, Whiteside, IL, USA. She was the daughter of Garner von Zieliński, Lewis Anderson Sr and Martel, Luella Jacques. <text:alphabetical-index-mark text:string-value="Garner von Zieliński, Lewis Anderson Sr (1855-06-21 - 1911-06-28)"/><text:alphabetical-index-mark text:string-value="Martel, Luella Jacques (1852-01-23 - 1921-04-28)"/><text:alphabetical-index-mark text:string-value="Яковлев, George"/>She married Яковлев, George avant 1911-07-06. </text:p>
      <text:p text:style-name="DDR-ChildTitle">Children of Garner, Jennie S. and Яковлев, George</text:p>
      <text:p text:style-name="DDR-ChildList"> 141 i.<text:tab/><text:alphabetical-index-mark text:string-value="Яковлев, Everett"/>Яковлев, Everett. </text:p>
      <text:p text:style-name="DDR-ChildList"> 142 ii.<text:tab/><text:alphabetical-index-mark text:string-value="Яковлев, Esther Faye"/>Яковлев, Esther Faye. </text:p>
      <text:p text:style-name="DDR-ChildList"> 143 iii.<text:tab/><text:alphabetical-index-mark text:string-value="Яковлев, Georgia"/>Яковлев, Georgia. </text:p>
      <text:p text:style-name="DDR-First-Entry">15.<text:tab/><text:span text:style-name="Tbold"><text:alphabetical-index-mark text:string-value="Garner, Walter E. (1882-02-17 - 1946-10-23)"/>Garner, Walter E. </text:span></text:p>
      <text:p text:style-name="DDR-Entry">Walter E. was born on 1882-02-17 in Paragould, Greene, AR, USA.  He died on 1946-10-23 in Battle Creek, MI, USA at the age of 64 years, 8 months.  He was buried in 1946-10-00 in Sterling, Whiteside, IL, USA. He was the son of Garner von Zieliński, Lewis Anderson Sr and Martel, Luella Jacques. <text:alphabetical-index-mark text:string-value="Garner von Zieliński, Lewis Anderson Sr (1855-06-21 - 1911-06-28)"/><text:alphabetical-index-mark text:string-value="Martel, Luella Jacques (1852-01-23 - 1921-04-28)"/><text:alphabetical-index-mark text:string-value="García, Maude"/>He married García, Maude. </text:p>
      <text:p text:style-name="DDR-ChildTitle">Children of García, Maude and Garner, Walter E.</text:p>
      <text:p text:style-name="DDR-ChildList"> 151 i.<text:tab/><text:alphabetical-index-mark text:string-value="Garner, Maude"/>Garner, Maude. </text:p>
      <text:p text:style-name="DDR-ChildList"> 152 ii.<text:tab/><text:alphabetical-index-mark text:string-value="Garner, Marguarite"/>Garner, Marguarite. </text:p>
      <text:p text:style-name="DDR-First-Entry">16.<text:tab/><text:span text:style-name="Tbold"><text:alphabetical-index-mark text:string-value="Garner, Daniel Webster (1883-09-30 - 1936-03-02)"/>Garner, Daniel Webster. </text:span></text:p>
      <text:p text:style-name="DDR-Entry">Daniel Webster was born on 1883-09-30 in Hood River, OR, USA.  He died on 1936-03-02 in Gary, Lake, IN, USA at the age of 52 years, 5 months.  He was buried on 1936-03-04 in Sterling, Whiteside, IL, USA. He was the son of Garner von Zieliński, Lewis Anderson Sr and Martel, Luella Jacques. <text:alphabetical-index-mark text:string-value="Garner von Zieliński, Lewis Anderson Sr (1855-06-21 - 1911-06-28)"/><text:alphabetical-index-mark text:string-value="Martel, Luella Jacques (1852-01-23 - 1921-04-28)"/><text:alphabetical-index-mark text:string-value="Jackson, Cora Ellen"/>He married Jackson, Cora Ellen on 1907-06-02. </text:p>
      <text:p text:style-name="DDR-First-Entry">17.<text:tab/><text:span text:style-name="Tbold"><text:alphabetical-index-mark text:string-value="Garner, Bertha P. (1888-03-13 - 1918-04-05)"/>Garner, Bertha P. </text:span></text:p>
      <text:p text:style-name="DDR-Entry">Bertha P. was born on 1888-03-13 in Hagerstown, MD, USA.  She died on 1918-04-05 in Columbus, Bartholomew, IN, USA at the age of 30 years, 23 days.  She was buried in 1918-04-00 in Sterling, Whiteside, IL, USA. She was the daughter of Garner von Zieliński, Lewis Anderson Sr and Martel, Luella Jacques. <text:alphabetical-index-mark text:string-value="Garner von Zieliński, Lewis Anderson Sr (1855-06-21 - 1911-06-28)"/><text:alphabetical-index-mark text:string-value="Martel, Luella Jacques (1852-01-23 - 1921-04-28)"/><text:alphabetical-index-mark text:string-value="Robinson, Clarence"/>She married Robinson, Clarence on 1907-11-16 in Columbus, Bartholomew, IN, USA. </text:p>
      <text:p text:style-name="DDR-ChildTitle">Children of Garner, Bertha P. and Robinson, Clarence</text:p>
      <text:p text:style-name="DDR-ChildList"> 171 i.<text:tab/><text:alphabetical-index-mark text:string-value="Robinson, Robert"/>Robinson, Robert. </text:p>
      <text:p text:style-name="DDR-ChildList"> 172 ii.<text:tab/><text:alphabetical-index-mark text:string-value="Robinson, Luther"/>Robinson, Luther. </text:p>
      <text:p text:style-name="DDR-ChildList"> 173 iii.<text:tab/><text:alphabetical-index-mark text:string-value="Robinson, Albert Raymond"/>Robinson, Albert Raymond. </text:p>
      <text:p text:style-name="DDR-ChildList"> 174 iv.<text:tab/><text:alphabetical-index-mark text:string-value="Robinson, Hugh Martin"/>Robinson, Hugh Martin. </text:p>
      <text:p text:style-name="DDR-First-Entry">18.<text:tab/><text:span text:style-name="Tbold"><text:alphabetical-index-mark text:string-value="Garner, Elizabeth (1883 -  )"/>Garner, Elizabeth. </text:span></text:p>
      <text:p text:style-name="DDR-Entry">Elizabeth was born in 1883.  She was buried in Hays, Ellis, KS, USA. She was the daughter of Garner von Zieliński, Lewis Anderson Sr and Martel, Luella Jacques. <text:alphabetical-index-mark text:string-value="Garner von Zieliński, Lewis Anderson Sr (1855-06-21 - 1911-06-28)"/><text:alphabetical-index-mark text:string-value="Martel, Luella Jacques (1852-01-23 - 1921-04-28)"/></text:p>
      <text:h text:style-name="DDR-Generation" text:outline-level="2"><text:toc-mark text:string-value="Generation 3" text:outline-level="2"/>Generation 3</text:h>
      <text:p text:style-name="DDR-First-Entry">111.<text:tab/><text:span text:style-name="Tbold"><text:alphabetical-index-mark text:string-value="Garner, Howard Lane (1928-07-09 -  )"/>Garner, Howard Lane. </text:span></text:p>
      <text:p text:style-name="DDR-Entry">Howard Lane was born on 1928-07-09 in LaGrange, GA, USA.  He is the son of Garner, Eugene Stanley and Reed, Frances Lucille (Babe). <text:alphabetical-index-mark text:string-value="Garner, Eugene Stanley (1895-12-01 - 1984-03-01)"/><text:alphabetical-index-mark text:string-value="Reed, Frances Lucille (Babe) (1902-07-08 - 1988-08-09)"/><text:alphabetical-index-mark text:string-value="Marín, Mary Anne (1927-01-13 -  )"/>He married Marín, Mary Anne on 1948-02-02 in Worthington, MN, USA. </text:p>
      <text:p text:style-name="DDR-ChildTitle">Children of Marín, Mary Anne and Garner, Howard Lane</text:p>
      <text:p text:style-name="DDR-ChildList">+ 1111 i.<text:tab/><text:alphabetical-index-mark text:string-value="Garner, Rita Marie (1952-09-07 -  )"/>Garner, Rita Marie. Rita Marie was born on 1952-09-07 in Worthington, MN, USA.  </text:p>
      <text:p text:style-name="DDR-ChildList">+ 1112 ii.<text:tab/><text:alphabetical-index-mark text:string-value="Garner, Barry Joseph (1948-12-14 -  )"/>Garner, Barry Joseph. Barry Joseph was born on 1948-12-14 in Ottawa, La Salle, IL, USA.  </text:p>
      <text:p text:style-name="DDR-ChildList">+ 1113 iii.<text:tab/><text:alphabetical-index-mark text:string-value="Garner, Anne Therese (1950-09-10 -  )"/>Garner, Anne Therese. Anne Therese was born on 1950-09-10 in Ottawa, La Salle, IL, USA.  </text:p>
      <text:p text:style-name="DDR-ChildList">+ 1114 iv.<text:tab/><text:alphabetical-index-mark text:string-value="Garner, Gerard Stephen (1955-07-31 -  )"/>Garner, Gerard Stephen. Gerard Stephen was born on 1955-07-31 in Ottawa, La Salle, IL, USA.  </text:p>
      <text:p text:style-name="DDR-ChildList"> 1115 v.<text:tab/><text:alphabetical-index-mark text:string-value="Garner, David Walter (1956-12-21 -  )"/>Garner, David Walter. David Walter was born on 1956-12-21 in Ottawa, La Salle, IL, USA.  </text:p>
      <text:p text:style-name="DDR-ChildList">+ 1116 vi.<text:tab/><text:alphabetical-index-mark text:string-value="Garner, Thomas James (1965-12-10 -  )"/>Garner, Thomas James. Thomas James was born on 1965-12-10 in Worthington, MN, USA.  </text:p>
      <text:p text:style-name="DDR-First-Entry">112.<text:tab/><text:span text:style-name="Tbold"><text:alphabetical-index-mark text:string-value="Garner, Eugene Stanley, Jr. ( -  )"/>Garner, Eugene Stanley, Jr. </text:span></text:p>
      <text:p text:style-name="DDR-Entry">Eugene Stanley, Jr. was born in Vernon, Wilbarger, TX, USA.  He is the son of Garner, Eugene Stanley and Reed, Frances Lucille (Babe). <text:alphabetical-index-mark text:string-value="Garner, Eugene Stanley (1895-12-01 - 1984-03-01)"/><text:alphabetical-index-mark text:string-value="Reed, Frances Lucille (Babe) (1902-07-08 - 1988-08-09)"/><text:alphabetical-index-mark text:string-value="Pelletier, Josephine (1922-09-07 - 1998-09-15)"/>He married Pelletier, Josephine. <text:alphabetical-index-mark text:string-value="Washington, Pearline"/>He also married Washington, Pearline. </text:p>
      <text:p text:style-name="DDR-ChildTitle">Children of Pelletier, Josephine and Garner, Eugene Stanley, Jr.</text:p>
      <text:p text:style-name="DDR-ChildList">+ 1121 i.<text:tab/><text:alphabetical-index-mark text:string-value="Garner, Francis William (1945-01-03 -  )"/>Garner, Francis William. Francis William was born on 1945-01-03.  </text:p>
      <text:p text:style-name="DDR-ChildList">+ 1122 ii.<text:tab/><text:alphabetical-index-mark text:string-value="Garner, Richard Eugene (1947-02-28 -  )"/>Garner, Richard Eugene. Richard Eugene was born on 1947-02-28 in Ottawa, La Salle, IL, USA.  </text:p>
      <text:p text:style-name="DDR-ChildList">+ 1123 iii.<text:tab/><text:alphabetical-index-mark text:string-value="Garner, Michael Stanley (1948-06-12 -  )"/>Garner, Michael Stanley. Michael Stanley was born on 1948-06-12 in Ottawa, La Salle, IL, USA.  </text:p>
      <text:p text:style-name="DDR-ChildList">+ 1124 iv.<text:tab/><text:alphabetical-index-mark text:string-value="Garner, Barbara Jo (1949-11-08 -  )"/>Garner, Barbara Jo. Barbara Jo was born on 1949-11-08 in Ottawa, La Salle, IL, USA.  </text:p>
      <text:p text:style-name="DDR-ChildList">+ 1125 v.<text:tab/><text:alphabetical-index-mark text:string-value="Garner, Kathryn Mary (1952-09-10 -  )"/>Garner, Kathryn Mary. Kathryn Mary was born on 1952-09-10 in Ottawa, La Salle, IL, USA.  </text:p>
      <text:p text:style-name="DDR-ChildList">+ 1126 vi.<text:tab/><text:alphabetical-index-mark text:string-value="Garner, Peter George (1954-08-05 -  )"/>Garner, Peter George. Peter George was born on 1954-08-05 in Ottawa, La Salle, IL, USA.  </text:p>
      <text:p text:style-name="DDR-ChildList"> 1127 vii.<text:tab/><text:alphabetical-index-mark text:string-value="Garner, Bernadette (1957-08-31 -  )"/>Garner, Bernadette. Bernadette was born on 1957-08-31 in Ottawa, La Salle, IL, USA.  </text:p>
      <text:p text:style-name="DDR-ChildList">+ 1128 viii.<text:tab/><text:alphabetical-index-mark text:string-value="Garner, Louella Marie ( -  )"/>Garner, Louella Marie. Louella Marie was born in Ottawa, La Salle, IL, USA.  </text:p>
      <text:p text:style-name="DDR-ChildList"> 1129 ix.<text:tab/><text:alphabetical-index-mark text:string-value="Garner, Cecilia (1960-07-14 -  )"/>Garner, Cecilia. Cecilia was born on 1960-07-14 in Ottawa, La Salle, IL, USA.  </text:p>
      <text:p text:style-name="DDR-ChildList"> 112A x.<text:tab/><text:alphabetical-index-mark text:string-value="Garner, Mark Gerard (1962-10-16 -  )"/>Garner, Mark Gerard. Mark Gerard was born on 1962-10-16 in Ottawa, La Salle, IL, USA.  </text:p>
      <text:p text:style-name="DDR-ChildList"> 112B xi.<text:tab/><text:alphabetical-index-mark text:string-value="Garner, John Joseph (1961-08-15 -  )"/>Garner, John Joseph. John Joseph was born on 1961-08-15 in Ottawa, La Salle, IL, USA.  </text:p>
      <text:p text:style-name="DDR-ChildList"> 112C xii.<text:tab/><text:alphabetical-index-mark text:string-value="Garner, Margaret Ann (1951-07-18 - 1952-02-10)"/>Garner, Margaret Ann. Margaret Ann was born on 1951-07-18 in Ottawa, La Salle, IL, USA.  She died on 1952-02-10 in Ottawa, La Salle, IL, USA.  </text:p>
      <text:p text:style-name="DDR-First-Entry">113.<text:tab/><text:span text:style-name="Tbold"><text:alphabetical-index-mark text:string-value="Garner, John Roger (1925-10-29 -  )"/>Garner, John Roger. </text:span></text:p>
      <text:p text:style-name="DDR-Entry">John Roger was born on 1925-10-29 in Lafayette, Tippecanoe, IN, USA.  He is the son of Garner, Eugene Stanley and Reed, Frances Lucille (Babe). <text:alphabetical-index-mark text:string-value="Garner, Eugene Stanley (1895-12-01 - 1984-03-01)"/><text:alphabetical-index-mark text:string-value="Reed, Frances Lucille (Babe) (1902-07-08 - 1988-08-09)"/><text:alphabetical-index-mark text:string-value="Брюханов, Violet Louise (1915-09-28 -  )"/>He married Брюханов, Violet Louise on 1961-10-07 in Ottawa, La Salle, IL, USA. </text:p>
      <text:p text:style-name="DDR-First-Entry">121.<text:tab/><text:span text:style-name="Tbold"><text:alphabetical-index-mark text:string-value="Garner, Marie"/>Garner, Marie. </text:span></text:p>
      <text:p text:style-name="DDR-Entry">She was the daughter of Garner, Jesse V. and Taylor, Viola. <text:alphabetical-index-mark text:string-value="Garner, Jesse V. (1876-06-18 - 1929-01-21)"/><text:alphabetical-index-mark text:string-value="Taylor, Viola"/><text:alphabetical-index-mark text:string-value="Burgess, Edward"/>She married Burgess, Edward. </text:p>
      <text:p text:style-name="DDR-First-Entry">122.<text:tab/><text:span text:style-name="Tbold"><text:alphabetical-index-mark text:string-value="Garner, Victor"/>Garner, Victor. </text:span></text:p>
      <text:p text:style-name="DDR-Entry">He was the son of Garner, Jesse V. and Taylor, Viola. <text:alphabetical-index-mark text:string-value="Garner, Jesse V. (1876-06-18 - 1929-01-21)"/><text:alphabetical-index-mark text:string-value="Taylor, Viola"/></text:p>
      <text:p text:style-name="DDR-First-Entry">141.<text:tab/><text:span text:style-name="Tbold"><text:alphabetical-index-mark text:string-value="Яковлев, Everett"/>Яковлев, Everett. </text:span></text:p>
      <text:p text:style-name="DDR-Entry">He was the son of Яковлев, George and Garner, Jennie S.. <text:alphabetical-index-mark text:string-value="Яковлев, George"/><text:alphabetical-index-mark text:string-value="Garner, Jennie S. (1880-09-11 - 1964-06-20)"/></text:p>
      <text:p text:style-name="DDR-First-Entry">142.<text:tab/><text:span text:style-name="Tbold"><text:alphabetical-index-mark text:string-value="Яковлев, Esther Faye"/>Яковлев, Esther Faye. </text:span></text:p>
      <text:p text:style-name="DDR-Entry">She was the daughter of Яковлев, George and Garner, Jennie S.. <text:alphabetical-index-mark text:string-value="Яковлев, George"/><text:alphabetical-index-mark text:string-value="Garner, Jennie S. (1880-09-11 - 1964-06-20)"/><text:alphabetical-index-mark text:string-value="Arnold, ???????"/>She married Arnold, ???????. </text:p>
      <text:p text:style-name="DDR-First-Entry">143.<text:tab/><text:span text:style-name="Tbold"><text:alphabetical-index-mark text:string-value="Яковлев, Georgia"/>Яковлев, Georgia. </text:span></text:p>
      <text:p text:style-name="DDR-Entry">She was the daughter of Яковлев, George and Garner, Jennie S.. <text:alphabetical-index-mark text:string-value="Яковлев, George"/><text:alphabetical-index-mark text:string-value="Garner, Jennie S. (1880-09-11 - 1964-06-20)"/></text:p>
      <text:p text:style-name="DDR-First-Entry">151.<text:tab/><text:span text:style-name="Tbold"><text:alphabetical-index-mark text:string-value="Garner, Maude"/>Garner, Maude. </text:span></text:p>
      <text:p text:style-name="DDR-Entry">She was the daughter of Garner, Walter E. and García, Maude. <text:alphabetical-index-mark text:string-value="Garner, Walter E. (1882-02-17 - 1946-10-23)"/><text:alphabetical-index-mark text:string-value="García, Maude"/><text:alphabetical-index-mark text:string-value="Cooper, ???????"/>She married Cooper, ???????. </text:p>
      <text:p text:style-name="DDR-First-Entry">152.<text:tab/><text:span text:style-name="Tbold"><text:alphabetical-index-mark text:string-value="Garner, Marguarite"/>Garner, Marguarite. </text:span></text:p>
      <text:p text:style-name="DDR-Entry">She was the daughter of Garner, Walter E. and García, Maude. <text:alphabetical-index-mark text:string-value="Garner, Walter E. (1882-02-17 - 1946-10-23)"/><text:alphabetical-index-mark text:string-value="García, Maude"/></text:p>
      <text:p text:style-name="DDR-First-Entry">171.<text:tab/><text:span text:style-name="Tbold"><text:alphabetical-index-mark text:string-value="Robinson, Robert"/>Robinson, Robert. </text:span></text:p>
      <text:p text:style-name="DDR-Entry">He is the son of Robinson, Clarence and Garner, Bertha P.. <text:alphabetical-index-mark text:string-value="Robinson, Clarence"/><text:alphabetical-index-mark text:string-value="Garner, Bertha P. (1888-03-13 - 1918-04-05)"/></text:p>
      <text:p text:style-name="DDR-First-Entry">172.<text:tab/><text:span text:style-name="Tbold"><text:alphabetical-index-mark text:string-value="Robinson, Luther"/>Robinson, Luther. </text:span></text:p>
      <text:p text:style-name="DDR-Entry">He is the son of Robinson, Clarence and Garner, Bertha P.. <text:alphabetical-index-mark text:string-value="Robinson, Clarence"/><text:alphabetical-index-mark text:string-value="Garner, Bertha P. (1888-03-13 - 1918-04-05)"/></text:p>
      <text:p text:style-name="DDR-First-Entry">173.<text:tab/><text:span text:style-name="Tbold"><text:alphabetical-index-mark text:string-value="Robinson, Albert Raymond"/>Robinson, Albert Raymond. </text:span></text:p>
      <text:p text:style-name="DDR-Entry">He is the son of Robinson, Clarence and Garner, Bertha P.. <text:alphabetical-index-mark text:string-value="Robinson, Clarence"/><text:alphabetical-index-mark text:string-value="Garner, Bertha P. (1888-03-13 - 1918-04-05)"/></text:p>
      <text:p text:style-name="DDR-First-Entry">174.<text:tab/><text:span text:style-name="Tbold"><text:alphabetical-index-mark text:string-value="Robinson, Hugh Martin"/>Robinson, Hugh Martin. </text:span></text:p>
      <text:p text:style-name="DDR-Entry">He is the son of Robinson, Clarence and Garner, Bertha P.. <text:alphabetical-index-mark text:string-value="Robinson, Clarence"/><text:alphabetical-index-mark text:string-value="Garner, Bertha P. (1888-03-13 - 1918-04-05)"/></text:p>
      <text:h text:style-name="DDR-Generation" text:outline-level="2"><text:toc-mark text:string-value="Generation 4" text:outline-level="2"/>Generation 4</text:h>
      <text:p text:style-name="DDR-First-Entry">1111.<text:tab/><text:span text:style-name="Tbold"><text:alphabetical-index-mark text:string-value="Garner, Rita Marie (1952-09-07 -  )"/>Garner, Rita Marie. </text:span></text:p>
      <text:p text:style-name="DDR-Entry">Rita Marie was born on 1952-09-07 in Worthington, MN, USA.  She is the daughter of Garner, Howard Lane and Marín, Mary Anne. <text:alphabetical-index-mark text:string-value="Garner, Howard Lane (1928-07-09 -  )"/><text:alphabetical-index-mark text:string-value="Marín, Mary Anne (1927-01-13 -  )"/><text:alphabetical-index-mark text:string-value="Warner, Allen Carl (1952-02-01 -  )"/>She married Warner, Allen Carl on 1974-08-10 in Worthington, MN, USA. </text:p>
      <text:p text:style-name="DDR-ChildTitle">Children of Garner, Rita Marie and Warner, Allen Carl</text:p>
      <text:p text:style-name="DDR-ChildList"> 11111 i.<text:tab/><text:alphabetical-index-mark text:string-value="Warner, Sarah Suzanne (1987-08-29 -  )"/>Warner, Sarah Suzanne. Sarah Suzanne was born on 1987-08-29 in Gainesville, Llano, TX, USA.  </text:p>
      <text:p text:style-name="DDR-ChildList"> 11112 ii.<text:tab/><text:alphabetical-index-mark text:string-value="Warner, James Jeffrey (1984-05-03 -  )"/>Warner, James Jeffrey. James Jeffrey was born on 1984-05-03 in Gainesville, Llano, TX, USA.  </text:p>
      <text:p text:style-name="DDR-ChildList"> 11113 iii.<text:tab/><text:alphabetical-index-mark text:string-value="Warner, Carl Thomas (1981-05-11 -  )"/>Warner, Carl Thomas. Carl Thomas was born on 1981-05-11 in Gainesville, Llano, TX, USA.  </text:p>
      <text:p text:style-name="DDR-ChildList"> 11114 iv.<text:tab/><text:alphabetical-index-mark text:string-value="Warner, John Allen (1979-05-04 -  )"/>Warner, John Allen. John Allen was born on 1979-05-04 in New Haven, New Haven, CT, USA.  </text:p>
      <text:p text:style-name="DDR-ChildList"> 11115 v.<text:tab/><text:alphabetical-index-mark text:string-value="Warner, Matthew Steven (1977-06-23 -  )"/>Warner, Matthew Steven. Matthew Steven was born on 1977-06-23 in New Haven, New Haven, CT, USA.  </text:p>
      <text:p text:style-name="DDR-First-Entry">1112.<text:tab/><text:span text:style-name="Tbold"><text:alphabetical-index-mark text:string-value="Garner, Barry Joseph (1948-12-14 -  )"/>Garner, Barry Joseph. </text:span></text:p>
      <text:p text:style-name="DDR-Entry">Barry Joseph was born on 1948-12-14 in Ottawa, La Salle, IL, USA.  He is the son of Garner, Howard Lane and Marín, Mary Anne. <text:alphabetical-index-mark text:string-value="Garner, Howard Lane (1928-07-09 -  )"/><text:alphabetical-index-mark text:string-value="Marín, Mary Anne (1927-01-13 -  )"/><text:alphabetical-index-mark text:string-value="Vázquez, April Lynn (1963-09-17 -  )"/>He married Vázquez, April Lynn on 1992-11-07 in Greeneville, TN, USA. </text:p>
      <text:p text:style-name="DDR-ChildTitle">Children of Vázquez, April Lynn and Garner, Barry Joseph</text:p>
      <text:p text:style-name="DDR-ChildList"> 11121 i.<text:tab/><text:alphabetical-index-mark text:string-value="Garner, Andrew Joseph (1999-04-11 -  )"/>Garner, Andrew Joseph. Andrew Joseph was born on 1999-04-11 in Worthington, MN, USA.  </text:p>
      <text:p text:style-name="DDR-First-Entry">1113.<text:tab/><text:span text:style-name="Tbold"><text:alphabetical-index-mark text:string-value="Garner, Anne Therese (1950-09-10 -  )"/>Garner, Anne Therese. </text:span></text:p>
      <text:p text:style-name="DDR-Entry">Anne Therese was born on 1950-09-10 in Ottawa, La Salle, IL, USA.  She is the daughter of Garner, Howard Lane and Marín, Mary Anne. <text:alphabetical-index-mark text:string-value="Garner, Howard Lane (1928-07-09 -  )"/><text:alphabetical-index-mark text:string-value="Marín, Mary Anne (1927-01-13 -  )"/><text:alphabetical-index-mark text:string-value="Hale, Lawrence Paul (1950-10-30 -  )"/>She married Hale, Lawrence Paul on 1973-09-15 in Ottawa, La Salle, IL, USA. </text:p>
      <text:p text:style-name="DDR-ChildTitle">Children of Garner, Anne Therese and Hale, Lawrence Paul</text:p>
      <text:p text:style-name="DDR-ChildList"> 11131 i.<text:tab/><text:alphabetical-index-mark text:string-value="Hale, Joseph Brendan (1975-07-17 -  )"/>Hale, Joseph Brendan. Joseph Brendan was born on 1975-07-17 in Ottawa, La Salle, IL, USA.  </text:p>
      <text:p text:style-name="DDR-ChildList"> 11132 ii.<text:tab/><text:alphabetical-index-mark text:string-value="Hale, Michael Patrick (1977-07-27 -  )"/>Hale, Michael Patrick. Michael Patrick was born on 1977-07-27 in Ottawa, La Salle, IL, USA.  </text:p>
      <text:p text:style-name="DDR-ChildList"> 11133 iii.<text:tab/><text:alphabetical-index-mark text:string-value="Hale, Gina Marie (1982-10-03 -  )"/>Hale, Gina Marie. Gina Marie was born on 1982-10-03 in Ottawa, La Salle, IL, USA.  </text:p>
      <text:p text:style-name="DDR-ChildList"> 11134 iv.<text:tab/><text:alphabetical-index-mark text:string-value="Hale, Jeffrey Brian (1988-12-23 -  )"/>Hale, Jeffrey Brian. Jeffrey Brian was born on 1988-12-23 in Jefferson City, MO, USA.  </text:p>
      <text:p text:style-name="DDR-First-Entry">1114.<text:tab/><text:span text:style-name="Tbold"><text:alphabetical-index-mark text:string-value="Garner, Gerard Stephen (1955-07-31 -  )"/>Garner, Gerard Stephen. </text:span></text:p>
      <text:p text:style-name="DDR-Entry">Gerard Stephen was born on 1955-07-31 in Ottawa, La Salle, IL, USA.  He is the son of Garner, Howard Lane and Marín, Mary Anne. <text:alphabetical-index-mark text:string-value="Garner, Howard Lane (1928-07-09 -  )"/><text:alphabetical-index-mark text:string-value="Marín, Mary Anne (1927-01-13 -  )"/><text:alphabetical-index-mark text:string-value="George, Elizabeth (1957-01-31 -  )"/>He married George, Elizabeth on 1979-01-06 in Farmington, MO, USA. </text:p>
      <text:p text:style-name="DDR-ChildTitle">Children of George, Elizabeth and Garner, Gerard Stephen</text:p>
      <text:p text:style-name="DDR-ChildList"> 11141 i.<text:tab/><text:alphabetical-index-mark text:string-value="Garner, Stephen Gerard (1983-10-05 -  )"/>Garner, Stephen Gerard. Stephen Gerard was born on 1983-10-05 in Ottawa, La Salle, IL, USA.  </text:p>
      <text:p text:style-name="DDR-ChildList"> 11142 ii.<text:tab/><text:alphabetical-index-mark text:string-value="Garner, Daniel Patrick (1985-02-11 -  )"/>Garner, Daniel Patrick. Daniel Patrick was born on 1985-02-11 in Ottawa, La Salle, IL, USA.  </text:p>
      <text:p text:style-name="DDR-First-Entry">1115.<text:tab/><text:span text:style-name="Tbold"><text:alphabetical-index-mark text:string-value="Garner, David Walter (1956-12-21 -  )"/>Garner, David Walter. </text:span></text:p>
      <text:p text:style-name="DDR-Entry">David Walter was born on 1956-12-21 in Ottawa, La Salle, IL, USA.  He is the son of Garner, Howard Lane and Marín, Mary Anne. <text:alphabetical-index-mark text:string-value="Garner, Howard Lane (1928-07-09 -  )"/><text:alphabetical-index-mark text:string-value="Marín, Mary Anne (1927-01-13 -  )"/></text:p>
      <text:p text:style-name="DDR-First-Entry">1116.<text:tab/><text:span text:style-name="Tbold"><text:alphabetical-index-mark text:string-value="Garner, Thomas James (1965-12-10 -  )"/>Garner, Thomas James. </text:span></text:p>
      <text:p text:style-name="DDR-Entry">Thomas James was born on 1965-12-10 in Worthington, MN, USA.  He is the son of Garner, Howard Lane and Marín, Mary Anne. <text:alphabetical-index-mark text:string-value="Garner, Howard Lane (1928-07-09 -  )"/><text:alphabetical-index-mark text:string-value="Marín, Mary Anne (1927-01-13 -  )"/><text:alphabetical-index-mark text:string-value="Сорокин, Holly Ruth"/>He married Сорокин, Holly Ruth on 1997-07-07 in Blacksburg, VA, USA. </text:p>
      <text:p text:style-name="DDR-ChildTitle">Children of Сорокин, Holly Ruth and Garner, Thomas James</text:p>
      <text:p text:style-name="DDR-ChildList"> 11161 i.<text:tab/><text:alphabetical-index-mark text:string-value="Garner, Alecia &quot;Allie&quot; Clare (1997-12-26 -  )"/>Garner, Alecia "Allie" Clare. Alecia "Allie" Clare was born on 1997-12-26 in Fergus Falls, MN, USA.  </text:p>
      <text:p text:style-name="DDR-First-Entry">1121.<text:tab/><text:span text:style-name="Tbold"><text:alphabetical-index-mark text:string-value="Garner, Francis William (1945-01-03 -  )"/>Garner, Francis William. </text:span></text:p>
      <text:p text:style-name="DDR-Entry">Francis William was born on 1945-01-03.  He is the son of Garner, Eugene Stanley, Jr. and Pelletier, Josephine. <text:alphabetical-index-mark text:string-value="Garner, Eugene Stanley, Jr. ( -  )"/><text:alphabetical-index-mark text:string-value="Pelletier, Josephine (1922-09-07 - 1998-09-15)"/><text:alphabetical-index-mark text:string-value="Gibbs, Connie (1943-02-08 -  )"/>He married Gibbs, Connie on 1991-06-22. </text:p>
      <text:p text:style-name="DDR-ChildTitle">Children of Gibbs, Connie and Garner, Francis William</text:p>
      <text:p text:style-name="DDR-ChildList">+ 11211 i.<text:tab/><text:alphabetical-index-mark text:string-value="Garner, Melissa Sue (1969-12-03 -  )"/>Garner, Melissa Sue. Melissa Sue was born on 1969-12-03.  </text:p>
      <text:p text:style-name="DDR-First-Entry">1122.<text:tab/><text:span text:style-name="Tbold"><text:alphabetical-index-mark text:string-value="Garner, Richard Eugene (1947-02-28 -  )"/>Garner, Richard Eugene. </text:span></text:p>
      <text:p text:style-name="DDR-Entry">Richard Eugene was born on 1947-02-28 in Ottawa, La Salle, IL, USA.  He is the son of Garner, Eugene Stanley, Jr. and Pelletier, Josephine. <text:alphabetical-index-mark text:string-value="Garner, Eugene Stanley, Jr. ( -  )"/><text:alphabetical-index-mark text:string-value="Pelletier, Josephine (1922-09-07 - 1998-09-15)"/><text:alphabetical-index-mark text:string-value="Gibbs, Elaine"/>He married Gibbs, Elaine on 1971-10-23. </text:p>
      <text:p text:style-name="DDR-ChildTitle">Children of Gibbs, Elaine and Garner, Richard Eugene</text:p>
      <text:p text:style-name="DDR-ChildList"> 11221 i.<text:tab/><text:alphabetical-index-mark text:string-value="Garner, Heather Jo (1972-03-14 -  )"/>Garner, Heather Jo. Heather Jo was born on 1972-03-14.  </text:p>
      <text:p text:style-name="DDR-ChildList"> 11222 ii.<text:tab/><text:alphabetical-index-mark text:string-value="Garner, Regina Lynne (1973-08-27 -  )"/>Garner, Regina Lynne. Regina Lynne was born on 1973-08-27.  </text:p>
      <text:p text:style-name="DDR-ChildList">+ 11223 iii.<text:tab/><text:alphabetical-index-mark text:string-value="Garner, Jason Richard (1975-10-20 -  )"/>Garner, Jason Richard. Jason Richard was born on 1975-10-20.  </text:p>
      <text:p text:style-name="DDR-First-Entry">1123.<text:tab/><text:span text:style-name="Tbold"><text:alphabetical-index-mark text:string-value="Garner, Michael Stanley (1948-06-12 -  )"/>Garner, Michael Stanley. </text:span></text:p>
      <text:p text:style-name="DDR-Entry">Michael Stanley was born on 1948-06-12 in Ottawa, La Salle, IL, USA.  He is the son of Garner, Eugene Stanley, Jr. and Pelletier, Josephine. <text:alphabetical-index-mark text:string-value="Garner, Eugene Stanley, Jr. ( -  )"/><text:alphabetical-index-mark text:string-value="Pelletier, Josephine (1922-09-07 - 1998-09-15)"/><text:alphabetical-index-mark text:string-value="Gibbs, Sharon"/>He married Gibbs, Sharon on 1970-08-08. </text:p>
      <text:p text:style-name="DDR-ChildTitle">Children of Gibbs, Sharon and Garner, Michael Stanley</text:p>
      <text:p text:style-name="DDR-ChildList"> 11231 i.<text:tab/><text:alphabetical-index-mark text:string-value="Garner, Michael Christopher (1975-06-01 -  )"/>Garner, Michael Christopher. Michael Christopher was born on 1975-06-01.  </text:p>
      <text:p text:style-name="DDR-ChildList"> 11232 ii.<text:tab/><text:alphabetical-index-mark text:string-value="Garner, Megan Ann (1978-07-17 -  )"/>Garner, Megan Ann. Megan Ann was born on 1978-07-17.  </text:p>
      <text:p text:style-name="DDR-First-Entry">1124.<text:tab/><text:span text:style-name="Tbold"><text:alphabetical-index-mark text:string-value="Garner, Barbara Jo (1949-11-08 -  )"/>Garner, Barbara Jo. </text:span></text:p>
      <text:p text:style-name="DDR-Entry">Barbara Jo was born on 1949-11-08 in Ottawa, La Salle, IL, USA.  She is the daughter of Garner, Eugene Stanley, Jr. and Pelletier, Josephine. <text:alphabetical-index-mark text:string-value="Garner, Eugene Stanley, Jr. ( -  )"/><text:alphabetical-index-mark text:string-value="Pelletier, Josephine (1922-09-07 - 1998-09-15)"/><text:alphabetical-index-mark text:string-value="Díez, William George"/>She married Díez, William George. </text:p>
      <text:p text:style-name="DDR-ChildTitle">Children of Garner, Barbara Jo and Díez, William George</text:p>
      <text:p text:style-name="DDR-ChildList"> 11241 i.<text:tab/><text:alphabetical-index-mark text:string-value="Díez, William George Jr. (1972-10-10 -  )"/>Díez, William George Jr.. William George Jr. was born on 1972-10-10.  </text:p>
      <text:p text:style-name="DDR-First-Entry">1125.<text:tab/><text:span text:style-name="Tbold"><text:alphabetical-index-mark text:string-value="Garner, Kathryn Mary (1952-09-10 -  )"/>Garner, Kathryn Mary. </text:span></text:p>
      <text:p text:style-name="DDR-Entry">Kathryn Mary was born on 1952-09-10 in Ottawa, La Salle, IL, USA.  She is the daughter of Garner, Eugene Stanley, Jr. and Pelletier, Josephine. <text:alphabetical-index-mark text:string-value="Garner, Eugene Stanley, Jr. ( -  )"/><text:alphabetical-index-mark text:string-value="Pelletier, Josephine (1922-09-07 - 1998-09-15)"/><text:alphabetical-index-mark text:string-value="Сергеев, Dennis"/>She married Сергеев, Dennis on 1975-02-08 in Ottawa, La Salle, IL, USA. </text:p>
      <text:p text:style-name="DDR-ChildTitle">Children of Garner, Kathryn Mary and Сергеев, Dennis</text:p>
      <text:p text:style-name="DDR-ChildList"> 11251 i.<text:tab/><text:alphabetical-index-mark text:string-value="Сергеев, Jon Dennis (1978-02-10 -  )"/>Сергеев, Jon Dennis. Jon Dennis was born on 1978-02-10 in Ottawa, La Salle, IL, USA.  </text:p>
      <text:p text:style-name="DDR-ChildList"> 11252 ii.<text:tab/><text:alphabetical-index-mark text:string-value="Сергеев, Adria Maria (1971-06-01 -  )"/>Сергеев, Adria Maria. Adria Maria was born on 1971-06-01 in Ottawa, La Salle, IL, USA.  </text:p>
      <text:p text:style-name="DDR-ChildList"> 11253 iii.<text:tab/><text:alphabetical-index-mark text:string-value="Сергеев, Jacqueline Denise (1981-01-18 -  )"/>Сергеев, Jacqueline Denise. Jacqueline Denise was born on 1981-01-18 in Ottawa, La Salle, IL, USA.  </text:p>
      <text:p text:style-name="DDR-ChildList"> 11254 iv.<text:tab/><text:alphabetical-index-mark text:string-value="Сергеев, Joshua David (1984-04-07 -  )"/>Сергеев, Joshua David. Joshua David was born on 1984-04-07 in Ottawa, La Salle, IL, USA.  </text:p>
      <text:p text:style-name="DDR-First-Entry">1126.<text:tab/><text:span text:style-name="Tbold"><text:alphabetical-index-mark text:string-value="Garner, Peter George (1954-08-05 -  )"/>Garner, Peter George. </text:span></text:p>
      <text:p text:style-name="DDR-Entry">Peter George was born on 1954-08-05 in Ottawa, La Salle, IL, USA.  He is the son of Garner, Eugene Stanley, Jr. and Pelletier, Josephine. <text:alphabetical-index-mark text:string-value="Garner, Eugene Stanley, Jr. ( -  )"/><text:alphabetical-index-mark text:string-value="Pelletier, Josephine (1922-09-07 - 1998-09-15)"/><text:alphabetical-index-mark text:string-value="Gibbs, Joy"/>He married Gibbs, Joy on 1976-01-25. </text:p>
      <text:p text:style-name="DDR-ChildTitle">Children of Gibbs, Joy and Garner, Peter George</text:p>
      <text:p text:style-name="DDR-ChildList"> 11261 i.<text:tab/><text:alphabetical-index-mark text:string-value="Garner, Allison Renee (1984-03-20 -  )"/>Garner, Allison Renee. Allison Renee was born on 1984-03-20.  </text:p>
      <text:p text:style-name="DDR-ChildList"> 11262 ii.<text:tab/><text:alphabetical-index-mark text:string-value="Garner, Amy Elizabeth (1989-04-11 -  )"/>Garner, Amy Elizabeth. Amy Elizabeth was born on 1989-04-11.  </text:p>
      <text:p text:style-name="DDR-First-Entry">1127.<text:tab/><text:span text:style-name="Tbold"><text:alphabetical-index-mark text:string-value="Garner, Bernadette (1957-08-31 -  )"/>Garner, Bernadette. </text:span></text:p>
      <text:p text:style-name="DDR-Entry">Bernadette was born on 1957-08-31 in Ottawa, La Salle, IL, USA.  She is the daughter of Garner, Eugene Stanley, Jr. and Pelletier, Josephine. <text:alphabetical-index-mark text:string-value="Garner, Eugene Stanley, Jr. ( -  )"/><text:alphabetical-index-mark text:string-value="Pelletier, Josephine (1922-09-07 - 1998-09-15)"/><text:alphabetical-index-mark text:string-value="Beck, Jack"/>She married Beck, Jack. </text:p>
      <text:p text:style-name="DDR-First-Entry">1128.<text:tab/><text:span text:style-name="Tbold"><text:alphabetical-index-mark text:string-value="Garner, Louella Marie ( -  )"/>Garner, Louella Marie. </text:span></text:p>
      <text:p text:style-name="DDR-Entry">Louella Marie was born in Ottawa, La Salle, IL, USA.  She is the daughter of Garner, Eugene Stanley, Jr. and Pelletier, Josephine. <text:alphabetical-index-mark text:string-value="Garner, Eugene Stanley, Jr. ( -  )"/><text:alphabetical-index-mark text:string-value="Pelletier, Josephine (1922-09-07 - 1998-09-15)"/><text:alphabetical-index-mark text:string-value="Hill, "/>She married Hill. <text:alphabetical-index-mark text:string-value="Coleman, "/>She also married Coleman. </text:p>
      <text:p text:style-name="DDR-ChildTitle">Children of Garner, Louella Marie and Hill</text:p>
      <text:p text:style-name="DDR-ChildList"> 11281 i.<text:tab/><text:alphabetical-index-mark text:string-value="Hill, Jo Lynn (1977-03-12 -  )"/>Hill, Jo Lynn. Jo Lynn was born on 1977-03-12.  </text:p>
      <text:p text:style-name="DDR-ChildList"> 11282 ii.<text:tab/><text:alphabetical-index-mark text:string-value="Hill, Leigh Ann (1979-01-23 -  )"/>Hill, Leigh Ann. Leigh Ann was born on 1979-01-23.  </text:p>
      <text:p text:style-name="DDR-ChildList"> 11283 iii.<text:tab/><text:alphabetical-index-mark text:string-value="Hill, Sean Michael (1980-05-10 -  )"/>Hill, Sean Michael. Sean Michael was born on 1980-05-10.  </text:p>
      <text:p text:style-name="DDR-First-Entry">1129.<text:tab/><text:span text:style-name="Tbold"><text:alphabetical-index-mark text:string-value="Garner, Cecilia (1960-07-14 -  )"/>Garner, Cecilia. </text:span></text:p>
      <text:p text:style-name="DDR-Entry">Cecilia was born on 1960-07-14 in Ottawa, La Salle, IL, USA.  She is the daughter of Garner, Eugene Stanley, Jr. and Pelletier, Josephine. <text:alphabetical-index-mark text:string-value="Garner, Eugene Stanley, Jr. ( -  )"/><text:alphabetical-index-mark text:string-value="Pelletier, Josephine (1922-09-07 - 1998-09-15)"/><text:alphabetical-index-mark text:string-value="Горбунов, Matt"/>She married Горбунов, Matt. </text:p>
      <text:p text:style-name="DDR-First-Entry">112A.<text:tab/><text:span text:style-name="Tbold"><text:alphabetical-index-mark text:string-value="Garner, Mark Gerard (1962-10-16 -  )"/>Garner, Mark Gerard. </text:span></text:p>
      <text:p text:style-name="DDR-Entry">Mark Gerard was born on 1962-10-16 in Ottawa, La Salle, IL, USA.  He is the son of Garner, Eugene Stanley, Jr. and Pelletier, Josephine. <text:alphabetical-index-mark text:string-value="Garner, Eugene Stanley, Jr. ( -  )"/><text:alphabetical-index-mark text:string-value="Pelletier, Josephine (1922-09-07 - 1998-09-15)"/><text:alphabetical-index-mark text:string-value="Gibbs, Lori"/>He married Gibbs, Lori on 1991-12-02. </text:p>
      <text:p text:style-name="DDR-First-Entry">112B.<text:tab/><text:span text:style-name="Tbold"><text:alphabetical-index-mark text:string-value="Garner, John Joseph (1961-08-15 -  )"/>Garner, John Joseph. </text:span></text:p>
      <text:p text:style-name="DDR-Entry">John Joseph was born on 1961-08-15 in Ottawa, La Salle, IL, USA.  He is the son of Garner, Eugene Stanley, Jr. and Pelletier, Josephine. <text:alphabetical-index-mark text:string-value="Garner, Eugene Stanley, Jr. ( -  )"/><text:alphabetical-index-mark text:string-value="Pelletier, Josephine (1922-09-07 - 1998-09-15)"/><text:alphabetical-index-mark text:string-value="Crawford, Lori"/>He married Crawford, Lori on 1994-03-04. </text:p>
      <text:p text:style-name="DDR-First-Entry">112C.<text:tab/><text:span text:style-name="Tbold"><text:alphabetical-index-mark text:string-value="Garner, Margaret Ann (1951-07-18 - 1952-02-10)"/>Garner, Margaret Ann. </text:span></text:p>
      <text:p text:style-name="DDR-Entry">Margaret Ann was born on 1951-07-18 in Ottawa, La Salle, IL, USA.  She died on 1952-02-10 in Ottawa, La Salle, IL, USA at the age of 6 months, 23 days.  She was the daughter of Garner, Eugene Stanley, Jr. and Pelletier, Josephine. <text:alphabetical-index-mark text:string-value="Garner, Eugene Stanley, Jr. ( -  )"/><text:alphabetical-index-mark text:string-value="Pelletier, Josephine (1922-09-07 - 1998-09-15)"/></text:p>
      <text:h text:style-name="DDR-Generation" text:outline-level="2"><text:toc-mark text:string-value="Generation 5" text:outline-level="2"/>Generation 5</text:h>
      <text:p text:style-name="DDR-First-Entry">11111.<text:tab/><text:span text:style-name="Tbold"><text:alphabetical-index-mark text:string-value="Warner, Sarah Suzanne (1987-08-29 -  )"/>Warner, Sarah Suzanne. </text:span></text:p>
      <text:p text:style-name="DDR-Entry">Sarah Suzanne was born on 1987-08-29 in Gainesville, Llano, TX, USA.  She is the daughter of Warner, Allen Carl and Garner, Rita Marie. <text:alphabetical-index-mark text:string-value="Warner, Allen Carl (1952-02-01 -  )"/><text:alphabetical-index-mark text:string-value="Garner, Rita Marie (1952-09-07 -  )"/></text:p>
      <text:p text:style-name="DDR-First-Entry">11112.<text:tab/><text:span text:style-name="Tbold"><text:alphabetical-index-mark text:string-value="Warner, James Jeffrey (1984-05-03 -  )"/>Warner, James Jeffrey. </text:span></text:p>
      <text:p text:style-name="DDR-Entry">James Jeffrey was born on 1984-05-03 in Gainesville, Llano, TX, USA.  He is the son of Warner, Allen Carl and Garner, Rita Marie. <text:alphabetical-index-mark text:string-value="Warner, Allen Carl (1952-02-01 -  )"/><text:alphabetical-index-mark text:string-value="Garner, Rita Marie (1952-09-07 -  )"/></text:p>
      <text:p text:style-name="DDR-First-Entry">11113.<text:tab/><text:span text:style-name="Tbold"><text:alphabetical-index-mark text:string-value="Warner, Carl Thomas (1981-05-11 -  )"/>Warner, Carl Thomas. </text:span></text:p>
      <text:p text:style-name="DDR-Entry">Carl Thomas was born on 1981-05-11 in Gainesville, Llano, TX, USA.  He is the son of Warner, Allen Carl and Garner, Rita Marie. <text:alphabetical-index-mark text:string-value="Warner, Allen Carl (1952-02-01 -  )"/><text:alphabetical-index-mark text:string-value="Garner, Rita Marie (1952-09-07 -  )"/></text:p>
      <text:p text:style-name="DDR-First-Entry">11114.<text:tab/><text:span text:style-name="Tbold"><text:alphabetical-index-mark text:string-value="Warner, John Allen (1979-05-04 -  )"/>Warner, John Allen. </text:span></text:p>
      <text:p text:style-name="DDR-Entry">John Allen was born on 1979-05-04 in New Haven, New Haven, CT, USA.  He is the son of Warner, Allen Carl and Garner, Rita Marie. <text:alphabetical-index-mark text:string-value="Warner, Allen Carl (1952-02-01 -  )"/><text:alphabetical-index-mark text:string-value="Garner, Rita Marie (1952-09-07 -  )"/></text:p>
      <text:p text:style-name="DDR-First-Entry">11115.<text:tab/><text:span text:style-name="Tbold"><text:alphabetical-index-mark text:string-value="Warner, Matthew Steven (1977-06-23 -  )"/>Warner, Matthew Steven. </text:span></text:p>
      <text:p text:style-name="DDR-Entry">Matthew Steven was born on 1977-06-23 in New Haven, New Haven, CT, USA.  He is the son of Warner, Allen Carl and Garner, Rita Marie. <text:alphabetical-index-mark text:string-value="Warner, Allen Carl (1952-02-01 -  )"/><text:alphabetical-index-mark text:string-value="Garner, Rita Marie (1952-09-07 -  )"/></text:p>
      <text:p text:style-name="DDR-First-Entry">11121.<text:tab/><text:span text:style-name="Tbold"><text:alphabetical-index-mark text:string-value="Garner, Andrew Joseph (1999-04-11 -  )"/>Garner, Andrew Joseph. </text:span></text:p>
      <text:p text:style-name="DDR-Entry">Andrew Joseph was born on 1999-04-11 in Worthington, MN, USA.  He is the son of Garner, Barry Joseph and Vázquez, April Lynn. <text:alphabetical-index-mark text:string-value="Garner, Barry Joseph (1948-12-14 -  )"/><text:alphabetical-index-mark text:string-value="Vázquez, April Lynn (1963-09-17 -  )"/></text:p>
      <text:p text:style-name="DDR-First-Entry">11131.<text:tab/><text:span text:style-name="Tbold"><text:alphabetical-index-mark text:string-value="Hale, Joseph Brendan (1975-07-17 -  )"/>Hale, Joseph Brendan. </text:span></text:p>
      <text:p text:style-name="DDR-Entry">Joseph Brendan was born on 1975-07-17 in Ottawa, La Salle, IL, USA.  He is the son of Hale, Lawrence Paul and Garner, Anne Therese. <text:alphabetical-index-mark text:string-value="Hale, Lawrence Paul (1950-10-30 -  )"/><text:alphabetical-index-mark text:string-value="Garner, Anne Therese (1950-09-10 -  )"/></text:p>
      <text:p text:style-name="DDR-First-Entry">11132.<text:tab/><text:span text:style-name="Tbold"><text:alphabetical-index-mark text:string-value="Hale, Michael Patrick (1977-07-27 -  )"/>Hale, Michael Patrick. </text:span></text:p>
      <text:p text:style-name="DDR-Entry">Michael Patrick was born on 1977-07-27 in Ottawa, La Salle, IL, USA.  He is the son of Hale, Lawrence Paul and Garner, Anne Therese. <text:alphabetical-index-mark text:string-value="Hale, Lawrence Paul (1950-10-30 -  )"/><text:alphabetical-index-mark text:string-value="Garner, Anne Therese (1950-09-10 -  )"/></text:p>
      <text:p text:style-name="DDR-First-Entry">11133.<text:tab/><text:span text:style-name="Tbold"><text:alphabetical-index-mark text:string-value="Hale, Gina Marie (1982-10-03 -  )"/>Hale, Gina Marie. </text:span></text:p>
      <text:p text:style-name="DDR-Entry">Gina Marie was born on 1982-10-03 in Ottawa, La Salle, IL, USA.  She is the daughter of Hale, Lawrence Paul and Garner, Anne Therese. <text:alphabetical-index-mark text:string-value="Hale, Lawrence Paul (1950-10-30 -  )"/><text:alphabetical-index-mark text:string-value="Garner, Anne Therese (1950-09-10 -  )"/></text:p>
      <text:p text:style-name="DDR-First-Entry">11134.<text:tab/><text:span text:style-name="Tbold"><text:alphabetical-index-mark text:string-value="Hale, Jeffrey Brian (1988-12-23 -  )"/>Hale, Jeffrey Brian. </text:span></text:p>
      <text:p text:style-name="DDR-Entry">Jeffrey Brian was born on 1988-12-23 in Jefferson City, MO, USA.  He is the son of Hale, Lawrence Paul and Garner, Anne Therese. <text:alphabetical-index-mark text:string-value="Hale, Lawrence Paul (1950-10-30 -  )"/><text:alphabetical-index-mark text:string-value="Garner, Anne Therese (1950-09-10 -  )"/></text:p>
      <text:p text:style-name="DDR-First-Entry">11141.<text:tab/><text:span text:style-name="Tbold"><text:alphabetical-index-mark text:string-value="Garner, Stephen Gerard (1983-10-05 -  )"/>Garner, Stephen Gerard. </text:span></text:p>
      <text:p text:style-name="DDR-Entry">Stephen Gerard was born on 1983-10-05 in Ottawa, La Salle, IL, USA.  He is the son of Garner, Gerard Stephen and George, Elizabeth. <text:alphabetical-index-mark text:string-value="Garner, Gerard Stephen (1955-07-31 -  )"/><text:alphabetical-index-mark text:string-value="George, Elizabeth (1957-01-31 -  )"/></text:p>
      <text:p text:style-name="DDR-First-Entry">11142.<text:tab/><text:span text:style-name="Tbold"><text:alphabetical-index-mark text:string-value="Garner, Daniel Patrick (1985-02-11 -  )"/>Garner, Daniel Patrick. </text:span></text:p>
      <text:p text:style-name="DDR-Entry">Daniel Patrick was born on 1985-02-11 in Ottawa, La Salle, IL, USA.  He is the son of Garner, Gerard Stephen and George, Elizabeth. <text:alphabetical-index-mark text:string-value="Garner, Gerard Stephen (1955-07-31 -  )"/><text:alphabetical-index-mark text:string-value="George, Elizabeth (1957-01-31 -  )"/></text:p>
      <text:p text:style-name="DDR-First-Entry">11161.<text:tab/><text:span text:style-name="Tbold"><text:alphabetical-index-mark text:string-value="Garner, Alecia &quot;Allie&quot; Clare (1997-12-26 -  )"/>Garner, Alecia "Allie" Clare. </text:span></text:p>
      <text:p text:style-name="DDR-Entry">Alecia "Allie" Clare was born on 1997-12-26 in Fergus Falls, MN, USA.  She is the daughter of Garner, Thomas James and Сорокин, Holly Ruth. <text:alphabetical-index-mark text:string-value="Garner, Thomas James (1965-12-10 -  )"/><text:alphabetical-index-mark text:string-value="Сорокин, Holly Ruth"/></text:p>
      <text:p text:style-name="DDR-First-Entry">11211.<text:tab/><text:span text:style-name="Tbold"><text:alphabetical-index-mark text:string-value="Garner, Melissa Sue (1969-12-03 -  )"/>Garner, Melissa Sue. </text:span></text:p>
      <text:p text:style-name="DDR-Entry">Melissa Sue was born on 1969-12-03.  She is the daughter of Garner, Francis William and Gibbs, Connie. <text:alphabetical-index-mark text:string-value="Garner, Francis William (1945-01-03 -  )"/><text:alphabetical-index-mark text:string-value="Gibbs, Connie (1943-02-08 -  )"/><text:alphabetical-index-mark text:string-value="Martín, "/>She married Martín. </text:p>
      <text:p text:style-name="DDR-ChildTitle">Children of Garner, Melissa Sue and Martín</text:p>
      <text:p text:style-name="DDR-ChildList"> 112111 i.<text:tab/><text:alphabetical-index-mark text:string-value="Martín, Tyler William (1993-11-29 -  )"/>Martín, Tyler William. Tyler William was born on 1993-11-29.  </text:p>
      <text:p text:style-name="DDR-First-Entry">11221.<text:tab/><text:span text:style-name="Tbold"><text:alphabetical-index-mark text:string-value="Garner, Heather Jo (1972-03-14 -  )"/>Garner, Heather Jo. </text:span></text:p>
      <text:p text:style-name="DDR-Entry">Heather Jo was born on 1972-03-14.  She is the daughter of Garner, Richard Eugene and Gibbs, Elaine. <text:alphabetical-index-mark text:string-value="Garner, Richard Eugene (1947-02-28 -  )"/><text:alphabetical-index-mark text:string-value="Gibbs, Elaine"/></text:p>
      <text:p text:style-name="DDR-First-Entry">11222.<text:tab/><text:span text:style-name="Tbold"><text:alphabetical-index-mark text:string-value="Garner, Regina Lynne (1973-08-27 -  )"/>Garner, Regina Lynne. </text:span></text:p>
      <text:p text:style-name="DDR-Entry">Regina Lynne was born on 1973-08-27.  She is the daughter of Garner, Richard Eugene and Gibbs, Elaine. <text:alphabetical-index-mark text:string-value="Garner, Richard Eugene (1947-02-28 -  )"/><text:alphabetical-index-mark text:string-value="Gibbs, Elaine"/></text:p>
      <text:p text:style-name="DDR-First-Entry">11223.<text:tab/><text:span text:style-name="Tbold"><text:alphabetical-index-mark text:string-value="Garner, Jason Richard (1975-10-20 -  )"/>Garner, Jason Richard. </text:span></text:p>
      <text:p text:style-name="DDR-Entry">Jason Richard was born on 1975-10-20.  He is the son of Garner, Richard Eugene and Gibbs, Elaine. <text:alphabetical-index-mark text:string-value="Garner, Richard Eugene (1947-02-28 -  )"/><text:alphabetical-index-mark text:string-value="Gibbs, Elaine"/><text:alphabetical-index-mark text:string-value="Harper, ??"/>He married Harper, ??. </text:p>
      <text:p text:style-name="DDR-ChildTitle">Children of Harper, ?? and Garner, Jason Richard</text:p>
      <text:p text:style-name="DDR-ChildList"> 112231 i.<text:tab/><text:alphabetical-index-mark text:string-value="Garner, Victoria Laine"/>Garner, Victoria Laine. </text:p>
      <text:p text:style-name="DDR-ChildList"> 112232 ii.<text:tab/><text:alphabetical-index-mark text:string-value="Garner, Vanichia Elaine (1993-10-01 -  )"/>Garner, Vanichia Elaine. Vanichia Elaine was born on 1993-10-01.  </text:p>
      <text:p text:style-name="DDR-First-Entry">11231.<text:tab/><text:span text:style-name="Tbold"><text:alphabetical-index-mark text:string-value="Garner, Michael Christopher (1975-06-01 -  )"/>Garner, Michael Christopher. </text:span></text:p>
      <text:p text:style-name="DDR-Entry">Michael Christopher was born on 1975-06-01.  He is the son of Garner, Michael Stanley and Gibbs, Sharon. <text:alphabetical-index-mark text:string-value="Garner, Michael Stanley (1948-06-12 -  )"/><text:alphabetical-index-mark text:string-value="Gibbs, Sharon"/></text:p>
      <text:p text:style-name="DDR-First-Entry">11232.<text:tab/><text:span text:style-name="Tbold"><text:alphabetical-index-mark text:string-value="Garner, Megan Ann (1978-07-17 -  )"/>Garner, Megan Ann. </text:span></text:p>
      <text:p text:style-name="DDR-Entry">Megan Ann was born on 1978-07-17.  She is the daughter of Garner, Michael Stanley and Gibbs, Sharon. <text:alphabetical-index-mark text:string-value="Garner, Michael Stanley (1948-06-12 -  )"/><text:alphabetical-index-mark text:string-value="Gibbs, Sharon"/></text:p>
      <text:p text:style-name="DDR-First-Entry">11241.<text:tab/><text:span text:style-name="Tbold"><text:alphabetical-index-mark text:string-value="Díez, William George Jr. (1972-10-10 -  )"/>Díez, William George Jr. </text:span></text:p>
      <text:p text:style-name="DDR-Entry">William George Jr. was born on 1972-10-10.  He is the son of Díez, William George and Garner, Barbara Jo. <text:alphabetical-index-mark text:string-value="Díez, William George"/><text:alphabetical-index-mark text:string-value="Garner, Barbara Jo (1949-11-08 -  )"/></text:p>
      <text:p text:style-name="DDR-First-Entry">11251.<text:tab/><text:span text:style-name="Tbold"><text:alphabetical-index-mark text:string-value="Сергеев, Jon Dennis (1978-02-10 -  )"/>Сергеев, Jon Dennis. </text:span></text:p>
      <text:p text:style-name="DDR-Entry">Jon Dennis was born on 1978-02-10 in Ottawa, La Salle, IL, USA.  He is the son of Сергеев, Dennis and Garner, Kathryn Mary. <text:alphabetical-index-mark text:string-value="Сергеев, Dennis"/><text:alphabetical-index-mark text:string-value="Garner, Kathryn Mary (1952-09-10 -  )"/></text:p>
      <text:p text:style-name="DDR-First-Entry">11252.<text:tab/><text:span text:style-name="Tbold"><text:alphabetical-index-mark text:string-value="Сергеев, Adria Maria (1971-06-01 -  )"/>Сергеев, Adria Maria. </text:span></text:p>
      <text:p text:style-name="DDR-Entry">Adria Maria was born on 1971-06-01 in Ottawa, La Salle, IL, USA.  She is the daughter of Сергеев, Dennis and Garner, Kathryn Mary. <text:alphabetical-index-mark text:string-value="Сергеев, Dennis"/><text:alphabetical-index-mark text:string-value="Garner, Kathryn Mary (1952-09-10 -  )"/><text:alphabetical-index-mark text:string-value="Demers, ??"/>She married Demers, ?? in 1993-06-00. </text:p>
      <text:p text:style-name="DDR-First-Entry">11253.<text:tab/><text:span text:style-name="Tbold"><text:alphabetical-index-mark text:string-value="Сергеев, Jacqueline Denise (1981-01-18 -  )"/>Сергеев, Jacqueline Denise. </text:span></text:p>
      <text:p text:style-name="DDR-Entry">Jacqueline Denise was born on 1981-01-18 in Ottawa, La Salle, IL, USA.  She is the daughter of Сергеев, Dennis and Garner, Kathryn Mary. <text:alphabetical-index-mark text:string-value="Сергеев, Dennis"/><text:alphabetical-index-mark text:string-value="Garner, Kathryn Mary (1952-09-10 -  )"/></text:p>
      <text:p text:style-name="DDR-First-Entry">11254.<text:tab/><text:span text:style-name="Tbold"><text:alphabetical-index-mark text:string-value="Сергеев, Joshua David (1984-04-07 -  )"/>Сергеев, Joshua David. </text:span></text:p>
      <text:p text:style-name="DDR-Entry">Joshua David was born on 1984-04-07 in Ottawa, La Salle, IL, USA.  He is the son of Сергеев, Dennis and Garner, Kathryn Mary. <text:alphabetical-index-mark text:string-value="Сергеев, Dennis"/><text:alphabetical-index-mark text:string-value="Garner, Kathryn Mary (1952-09-10 -  )"/></text:p>
      <text:p text:style-name="DDR-First-Entry">11261.<text:tab/><text:span text:style-name="Tbold"><text:alphabetical-index-mark text:string-value="Garner, Allison Renee (1984-03-20 -  )"/>Garner, Allison Renee. </text:span></text:p>
      <text:p text:style-name="DDR-Entry">Allison Renee was born on 1984-03-20.  She is the daughter of Garner, Peter George and Gibbs, Joy. <text:alphabetical-index-mark text:string-value="Garner, Peter George (1954-08-05 -  )"/><text:alphabetical-index-mark text:string-value="Gibbs, Joy"/></text:p>
      <text:p text:style-name="DDR-First-Entry">11262.<text:tab/><text:span text:style-name="Tbold"><text:alphabetical-index-mark text:string-value="Garner, Amy Elizabeth (1989-04-11 -  )"/>Garner, Amy Elizabeth. </text:span></text:p>
      <text:p text:style-name="DDR-Entry">Amy Elizabeth was born on 1989-04-11.  She is the daughter of Garner, Peter George and Gibbs, Joy. <text:alphabetical-index-mark text:string-value="Garner, Peter George (1954-08-05 -  )"/><text:alphabetical-index-mark text:string-value="Gibbs, Joy"/></text:p>
      <text:p text:style-name="DDR-First-Entry">11281.<text:tab/><text:span text:style-name="Tbold"><text:alphabetical-index-mark text:string-value="Hill, Jo Lynn (1977-03-12 -  )"/>Hill, Jo Lynn. </text:span></text:p>
      <text:p text:style-name="DDR-Entry">Jo Lynn was born on 1977-03-12.  She is the daughter of Hill and Garner, Louella Marie. <text:alphabetical-index-mark text:string-value="Hill, "/><text:alphabetical-index-mark text:string-value="Garner, Louella Marie ( -  )"/></text:p>
      <text:p text:style-name="DDR-First-Entry">11282.<text:tab/><text:span text:style-name="Tbold"><text:alphabetical-index-mark text:string-value="Hill, Leigh Ann (1979-01-23 -  )"/>Hill, Leigh Ann. </text:span></text:p>
      <text:p text:style-name="DDR-Entry">Leigh Ann was born on 1979-01-23.  She is the daughter of Hill and Garner, Louella Marie. <text:alphabetical-index-mark text:string-value="Hill, "/><text:alphabetical-index-mark text:string-value="Garner, Louella Marie ( -  )"/></text:p>
      <text:p text:style-name="DDR-First-Entry">11283.<text:tab/><text:span text:style-name="Tbold"><text:alphabetical-index-mark text:string-value="Hill, Sean Michael (1980-05-10 -  )"/>Hill, Sean Michael. </text:span></text:p>
      <text:p text:style-name="DDR-Entry">Sean Michael was born on 1980-05-10.  He is the son of Hill and Garner, Louella Marie. <text:alphabetical-index-mark text:string-value="Hill, "/><text:alphabetical-index-mark text:string-value="Garner, Louella Marie ( -  )"/></text:p>
      <text:h text:style-name="DDR-Generation" text:outline-level="2"><text:toc-mark text:string-value="Generation 6" text:outline-level="2"/>Generation 6</text:h>
      <text:p text:style-name="DDR-First-Entry">112111.<text:tab/><text:span text:style-name="Tbold"><text:alphabetical-index-mark text:string-value="Martín, Tyler William (1993-11-29 -  )"/>Martín, Tyler William. </text:span></text:p>
      <text:p text:style-name="DDR-Entry">Tyler William was born on 1993-11-29.  He is the son of Martín and Garner, Melissa Sue. <text:alphabetical-index-mark text:string-value="Martín, "/><text:alphabetical-index-mark text:string-value="Garner, Melissa Sue (1969-12-03 -  )"/></text:p>
      <text:p text:style-name="DDR-First-Entry">112231.<text:tab/><text:span text:style-name="Tbold"><text:alphabetical-index-mark text:string-value="Garner, Victoria Laine"/>Garner, Victoria Laine. </text:span></text:p>
      <text:p text:style-name="DDR-Entry">She is the daughter of Garner, Jason Richard and Harper, ??. <text:alphabetical-index-mark text:string-value="Garner, Jason Richard (1975-10-20 -  )"/><text:alphabetical-index-mark text:string-value="Harper, ??"/></text:p>
      <text:p text:style-name="DDR-First-Entry">112232.<text:tab/><text:span text:style-name="Tbold"><text:alphabetical-index-mark text:string-value="Garner, Vanichia Elaine (1993-10-01 -  )"/>Garner, Vanichia Elaine. </text:span></text:p>
      <text:p text:style-name="DDR-Entry">Vanichia Elaine was born on 1993-10-01.  She is the daughter of Garner, Jason Richard and Harper, ??. <text:alphabetical-index-mark text:string-value="Garner, Jason Richard (1975-10-20 -  )"/><text:alphabetical-index-mark text:string-value="Harp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office:version="1.0">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tab-stop-distance="2.205cm" style:writing-mode="page"/>
      <style:text-properties style:font-name="Times New Roman" fo:font-size="12pt" style:font-name-asian="Times New Roman" style:font-size-asian="12pt" style:font-name-complex="Times New Roman" style:font-size-complex="12pt" style:tab-stop-distance="2.205cm"/>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photo" style:family="graphic">
      <style:graphic-properties text:anchor-type="paragraph" svg:x="0cm" svg:y="0cm" style:wrap="none" style:vertical-pos="top" style:vertical-rel="paragraph-content" style:horizontal-pos="center" style:horizontal-rel="paragraph-content"/>
    </style:style>
    <style:style style:name="Endnotes-Source" style:family="paragraph" style:parent-style-name="Standard" style:class="text">
      <style:paragraph-properties fo:margin-left="0.75cm" fo:margin-right="0.00cm" fo:margin-top="0.20cm" fo:margin-bottom="0.00cm" fo:text-align="start" style:justify-single-word="false" fo:text-indent="-0.75cm" style:auto-text-indent="false"/>
      <style:text-properties fo:color="#000000" style:font-name="Times New Roman" fo:font-size="12pt"/>
    </style:style>
    <style:style style:name="DDR-ChildList" style:family="paragraph" style:parent-style-name="Standard" style:class="text">
      <style:paragraph-properties fo:margin-left="2.25cm" fo:margin-right="0.00cm" fo:margin-top="0.12cm" fo:margin-bottom="0.12cm" fo:text-align="start" style:justify-single-word="false" fo:text-indent="-0.75cm" style:auto-text-indent="false"/>
      <style:text-properties fo:color="#000000" style:font-name="Times New Roman" fo:font-size="10pt"/>
    </style:style>
    <style:style style:name="Endnotes-Source-Notes" style:family="paragraph" style:parent-style-name="Standard" style:class="text">
      <style:paragraph-properties fo:margin-left="0.75cm" fo:margin-right="0.00cm" fo:margin-top="0.20cm" fo:margin-bottom="0.00cm" fo:text-align="start" style:justify-single-word="false" fo:text-indent="0.00cm" style:auto-text-indent="false"/>
      <style:text-properties fo:color="#000000" style:font-name="Times New Roman" fo:font-size="12pt"/>
    </style:style>
    <style:style style:name="DDR-Generation" style:family="paragraph" style:parent-style-name="Standard" style:class="text">
      <style:paragraph-properties fo:margin-left="0.00cm" fo:margin-right="0.00cm" fo:margin-top="0.25cm" fo:margin-bottom="0.25cm" fo:keep-with-next="auto" fo:text-align="start" style:justify-single-word="false" fo:text-indent="0.00cm" style:auto-text-indent="false"/>
      <style:text-properties fo:color="#000000" style:font-name="Arial" fo:font-size="14pt" fo:font-style="italic"/>
    </style:style>
    <style:style style:name="DDR-MoreHeader" style:family="paragraph" style:parent-style-name="Standard" style:class="text">
      <style:paragraph-properties fo:margin-left="1.50cm" fo:margin-right="0.00cm" fo:margin-top="0.25cm" fo:margin-bottom="0.25cm" fo:text-align="start" style:justify-single-word="false" fo:text-indent="0.00cm" style:auto-text-indent="false"/>
      <style:text-properties fo:color="#000000" style:font-name="Arial" fo:font-size="10pt" fo:font-weight="bold"/>
    </style:style>
    <style:style style:name="Endnotes-Header" style:family="paragraph" style:parent-style-name="Standard" style:class="text">
      <style:paragraph-properties fo:margin-left="0.00cm" fo:margin-right="0.00cm" fo:margin-top="0.20cm" fo:margin-bottom="0.20cm" fo:keep-with-next="auto" fo:text-align="start" style:justify-single-word="false" fo:text-indent="0.00cm" style:auto-text-indent="false"/>
      <style:text-properties fo:color="#000000" style:font-name="Arial" fo:font-size="14pt" fo:font-style="italic"/>
    </style:style>
    <style:style style:name="Endnotes-Ref-Notes" style:family="paragraph" style:parent-style-name="Standard" style:class="text">
      <style:paragraph-properties fo:margin-left="1.90cm" fo:margin-right="0.00cm" fo:margin-top="0.20cm" fo:margin-bottom="0.00cm" fo:text-align="start" style:justify-single-word="false" fo:text-indent="0.00cm" style:auto-text-indent="false"/>
      <style:text-properties fo:color="#000000" style:font-name="Times New Roman" fo:font-size="12pt"/>
    </style:style>
    <style:style style:name="DDR-MoreDetails" style:family="paragraph" style:parent-style-name="Standard" style:class="text">
      <style:paragraph-properties fo:margin-left="1.50cm" fo:margin-right="0.00cm" fo:margin-top="0.25cm" fo:margin-bottom="0.25cm" fo:text-align="start" style:justify-single-word="false" fo:text-indent="0.00cm" style:auto-text-indent="false"/>
      <style:text-properties fo:color="#000000" style:font-name="Times New Roman" fo:font-size="10pt"/>
    </style:style>
    <style:style style:name="DDR-Title" style:family="paragraph" style:parent-style-name="Standard" style:class="text">
      <style:paragraph-properties fo:margin-left="0.00cm" fo:margin-right="0.00cm" fo:margin-top="0.25cm" fo:margin-bottom="0.25cm" fo:keep-with-next="auto" fo:text-align="center" style:justify-single-word="false" fo:text-indent="0.00cm" style:auto-text-indent="false"/>
      <style:text-properties fo:color="#000000" style:font-name="Arial" fo:font-size="16pt" fo:font-weight="bold"/>
    </style:style>
    <style:style style:name="DDR-NoteHeader" style:family="paragraph" style:parent-style-name="Standard" style:class="text">
      <style:paragraph-properties fo:margin-left="1.50cm" fo:margin-right="0.00cm" fo:margin-top="0.25cm" fo:margin-bottom="0.25cm" fo:text-align="start" style:justify-single-word="false" fo:text-indent="0.00cm" style:auto-text-indent="false"/>
      <style:text-properties fo:color="#000000" style:font-name="Arial" fo:font-size="10pt" fo:font-weight="bold"/>
    </style:style>
    <style:style style:name="DDR-First-Entry" style:family="paragraph" style:parent-style-name="Standard" style:class="text">
      <style:paragraph-properties fo:margin-left="1.50cm" fo:margin-right="0.00cm" fo:margin-top="0.25cm" fo:margin-bottom="0.25cm" fo:text-align="start" style:justify-single-word="false" fo:text-indent="-1.50cm" style:auto-text-indent="false"/>
      <style:text-properties fo:color="#000000" style:font-name="Times New Roman" fo:font-size="12pt"/>
    </style:style>
    <style:style style:name="DDR-ChildTitle" style:family="paragraph" style:parent-style-name="Standard" style:class="text">
      <style:paragraph-properties fo:margin-left="1.50cm" fo:margin-right="0.00cm" fo:margin-top="0.25cm" fo:margin-bottom="0.25cm" fo:text-align="start" style:justify-single-word="false" fo:text-indent="0.00cm" style:auto-text-indent="false"/>
      <style:text-properties fo:color="#000000" style:font-name="Arial" fo:font-size="10pt" fo:font-weight="bold"/>
    </style:style>
    <style:style style:name="DDR-Entry" style:family="paragraph" style:parent-style-name="Standard" style:class="text">
      <style:paragraph-properties fo:margin-left="1.50cm" fo:margin-right="0.00cm" fo:margin-top="0.25cm" fo:margin-bottom="0.25cm" fo:text-align="start" style:justify-single-word="false" fo:text-indent="0.00cm" style:auto-text-indent="false"/>
      <style:text-properties fo:color="#000000" style:font-name="Times New Roman" fo:font-size="12pt"/>
    </style:style>
    <style:style style:name="Endnotes-Ref" style:family="paragraph" style:parent-style-name="Standard" style:class="text">
      <style:paragraph-properties fo:margin-left="1.90cm" fo:margin-right="0.00cm" fo:margin-top="0.20cm" fo:margin-bottom="0.00cm" fo:text-align="start" style:justify-single-word="false" fo:text-indent="-0.90cm" style:auto-text-indent="false"/>
      <style:text-properties fo:color="#000000" style:font-name="Times New Roman" fo:font-size="12pt"/>
    </style:style>
    <draw:stroke-dash draw:name="gramps_solid" draw:style="rect" draw:dots1="1" draw:dots1-length="0.102cm" draw:dots2="1" draw:dots2-length="0.102cm" draw:distance="0.000cm"/>
    <draw:stroke-dash draw:name="gramps_dashed" draw:style="rect" draw:dots1="2" draw:dots1-length="0.102cm" draw:dots2="2" draw:dots2-length="0.102cm" draw:distance="0.204cm"/>
    <draw:stroke-dash draw:name="gramps_dotted" draw:style="rect" draw:dots1="1" draw:dots1-length="0.102cm" draw:dots2="1" draw:dots2-length="0.102cm" draw:distance="0.102cm"/>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S-Header" style:family="paragraph" style:parent-style-name="Standard">
      <style:paragraph-properties fo:text-align="center" style:justify-single-word="false"/>
    </style:style>
    <style:style style:name="S-Footer" style:family="paragraph" style:parent-style-name="Header">
      <style:paragraph-properties fo:text-align="center" style:justify-single-word="false"/>
    </style:style>
    <style:page-layout style:name="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bottom="0.499cm"/>
      </style:footer-style>
    </style:page-layout>
  </office:automatic-styles>
  <office:master-styles>
    <style:master-page style:name="Standard" style:page-layout-name="pm1">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version="1.0">
  <office:meta>
    <meta:generator>
    Gramps 5.0.0
</meta:generator>
    <dc:title>
</dc:title>
    <dc:subject>
</dc:subject>
    <dc:description>
</dc:description>
    <meta:initial-creator>
    Alex Roitman,,,
</meta:initial-creator>
    <meta:creation-date>
    2015-08-23T21:49:20
</meta:creation-date>
    <dc:creator>
    Alex Roitman,,,
</dc:creator>
    <dc:date>
    2015-08-23T21:49:20
</dc:date>
    <meta:print-date>0-00-00T00:00:00</meta:print-date>
    <dc:language>
    en-US
</dc:language>
    <meta:editing-cycles>1</meta:editing-cycles>
    <meta:editing-duration>PT0S</meta:editing-duration>
    <meta:user-defined meta:name="Genealogical Research and Analysis Management Programming System">
    http://gramps-project.org/
</meta:user-defined>
    <meta:user-defined meta:name="Info 1"/>
    <meta:user-defined meta:name="Info 2"/>
    <meta:user-defined meta:name="Info 3"/>
  </office:meta>
</office:document-meta>
</file>